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All</text:p>
          </table:table-cell>
          <table:table-cell office:value-type="string">
            <text:p>tai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Cs</text:p>
          </table:table-cell>
          <table:table-cell office:value-type="string">
            <text:p>Static</text:p>
          </table:table-cell>
          <table:table-cell office:value-type="string">
            <text:p>FSC</text:p>
          </table:table-cell>
          <table:table-cell office:value-type="string">
            <text:p>GSS</text:p>
          </table:table-cell>
          <table:table-cell office:value-type="string">
            <text:p>FACT</text:p>
          </table:table-cell>
          <table:table-cell office:value-type="string">
            <text:p>WFACT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  <table:table-cell>
            <draw:frame table:end-cell-address="All.T19" table:end-x="0.0291in" table:end-y="0.0157in" draw:z-index="0" draw:name="Chart 1" draw:style-name="gr1" svg:width="5.0209in" svg:height="2.8035in" svg:x="0.3661in" svg:y="0.1283in">
              <draw:object draw:notify-on-update-of-ranges="All.A4:All.A14 All.B3:All.B3 All.B4:All.B14 All.C3:All.C3 All.C4:All.C14 All.D3:All.D3 All.D4:All.D14 All.E3:All.E3 All.E4:All.E14 All.F3:All.F3 All.F4:All.F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351.25">
            <text:p>351.25</text:p>
          </table:table-cell>
          <table:table-cell office:value-type="float" office:value="298.3333333333">
            <text:p>298.3333333333</text:p>
          </table:table-cell>
          <table:table-cell office:value-type="float" office:value="495.25">
            <text:p>495.25</text:p>
          </table:table-cell>
          <table:table-cell office:value-type="float" office:value="348.5">
            <text:p>348.5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8.25">
            <text:p>298.25</text:p>
          </table:table-cell>
          <table:table-cell office:value-type="float" office:value="306">
            <text:p>306</text:p>
          </table:table-cell>
          <table:table-cell office:value-type="float" office:value="216.3333333333">
            <text:p>216.3333333333</text:p>
          </table:table-cell>
          <table:table-cell office:value-type="float" office:value="498.5">
            <text:p>498.5</text:p>
          </table:table-cell>
          <table:table-cell office:value-type="float" office:value="243">
            <text:p>243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0.5">
            <text:p>310.5</text:p>
          </table:table-cell>
          <table:table-cell office:value-type="float" office:value="300.5">
            <text:p>300.5</text:p>
          </table:table-cell>
          <table:table-cell office:value-type="float" office:value="195.3333333333">
            <text:p>195.3333333333</text:p>
          </table:table-cell>
          <table:table-cell office:value-type="float" office:value="497.5">
            <text:p>497.5</text:p>
          </table:table-cell>
          <table:table-cell office:value-type="float" office:value="226.75">
            <text:p>226.75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9.75">
            <text:p>319.75</text:p>
          </table:table-cell>
          <table:table-cell office:value-type="float" office:value="299.75">
            <text:p>299.75</text:p>
          </table:table-cell>
          <table:table-cell office:value-type="float" office:value="188.6666666667">
            <text:p>188.6666666667</text:p>
          </table:table-cell>
          <table:table-cell office:value-type="float" office:value="507.25">
            <text:p>507.25</text:p>
          </table:table-cell>
          <table:table-cell office:value-type="float" office:value="191.25">
            <text:p>191.2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9.5">
            <text:p>509.5</text:p>
          </table:table-cell>
          <table:table-cell office:value-type="float" office:value="298.75">
            <text:p>298.75</text:p>
          </table:table-cell>
          <table:table-cell office:value-type="float" office:value="189.3333333333">
            <text:p>189.3333333333</text:p>
          </table:table-cell>
          <table:table-cell office:value-type="float" office:value="483">
            <text:p>483</text:p>
          </table:table-cell>
          <table:table-cell office:value-type="float" office:value="214.5">
            <text:p>214.5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1">
            <text:p>291</text:p>
          </table:table-cell>
          <table:table-cell office:value-type="float" office:value="299.5">
            <text:p>299.5</text:p>
          </table:table-cell>
          <table:table-cell office:value-type="float" office:value="186.3333333333">
            <text:p>186.3333333333</text:p>
          </table:table-cell>
          <table:table-cell office:value-type="float" office:value="483.5">
            <text:p>483.5</text:p>
          </table:table-cell>
          <table:table-cell office:value-type="float" office:value="185.5">
            <text:p>185.5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7.5">
            <text:p>297.5</text:p>
          </table:table-cell>
          <table:table-cell office:value-type="float" office:value="299.25">
            <text:p>299.25</text:p>
          </table:table-cell>
          <table:table-cell office:value-type="float" office:value="185.3333333333">
            <text:p>185.3333333333</text:p>
          </table:table-cell>
          <table:table-cell office:value-type="float" office:value="497.25">
            <text:p>497.25</text:p>
          </table:table-cell>
          <table:table-cell office:value-type="float" office:value="219">
            <text:p>219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5.5">
            <text:p>325.5</text:p>
          </table:table-cell>
          <table:table-cell office:value-type="float" office:value="299.75">
            <text:p>299.75</text:p>
          </table:table-cell>
          <table:table-cell office:value-type="float" office:value="185.3333333333">
            <text:p>185.3333333333</text:p>
          </table:table-cell>
          <table:table-cell office:value-type="float" office:value="426">
            <text:p>426</text:p>
          </table:table-cell>
          <table:table-cell office:value-type="float" office:value="185.75">
            <text:p>185.75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6.25">
            <text:p>306.25</text:p>
          </table:table-cell>
          <table:table-cell office:value-type="float" office:value="313">
            <text:p>313</text:p>
          </table:table-cell>
          <table:table-cell office:value-type="float" office:value="181.6666666667">
            <text:p>181.6666666667</text:p>
          </table:table-cell>
          <table:table-cell office:value-type="float" office:value="326.25">
            <text:p>326.25</text:p>
          </table:table-cell>
          <table:table-cell office:value-type="float" office:value="187.75">
            <text:p>187.75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0.25">
            <text:p>290.25</text:p>
          </table:table-cell>
          <table:table-cell office:value-type="float" office:value="299.25">
            <text:p>299.25</text:p>
          </table:table-cell>
          <table:table-cell office:value-type="float" office:value="188">
            <text:p>188</text:p>
          </table:table-cell>
          <table:table-cell office:value-type="float" office:value="193">
            <text:p>193</text:p>
          </table:table-cell>
          <table:table-cell office:value-type="float" office:value="188.25">
            <text:p>188.2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Parallel Cos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atic</text:p>
          </table:table-cell>
          <table:table-cell office:value-type="string">
            <text:p>FSC</text:p>
          </table:table-cell>
          <table:table-cell office:value-type="string">
            <text:p>GSS</text:p>
          </table:table-cell>
          <table:table-cell office:value-type="string">
            <text:p>FACT</text:p>
          </table:table-cell>
          <table:table-cell office:value-type="string">
            <text:p>WFACT</text:p>
          </table:table-cell>
          <table:table-cell table:number-columns-repeated="1018"/>
        </table:table-row>
        <table:table-row table:style-name="ro1">
          <table:table-cell/>
          <table:table-cell table:formula="of:=[.B5]*[.A5]" office:value-type="float" office:value="932">
            <text:p>932</text:p>
          </table:table-cell>
          <table:table-cell table:formula="of:=[.C5]*[.A5]" office:value-type="float" office:value="702.5">
            <text:p>702.5</text:p>
          </table:table-cell>
          <table:table-cell table:formula="of:=[.D5]*[.A5]" office:value-type="float" office:value="596.6666666666">
            <text:p>596.6666666666</text:p>
          </table:table-cell>
          <table:table-cell table:formula="of:=[.E5]*[.A5]" office:value-type="float" office:value="990.5">
            <text:p>990.5</text:p>
          </table:table-cell>
          <table:table-cell table:formula="of:=[.F5]*[.A5]" office:value-type="float" office:value="697">
            <text:p>697</text:p>
          </table:table-cell>
          <table:table-cell table:number-columns-repeated="1018"/>
        </table:table-row>
        <table:table-row table:style-name="ro1">
          <table:table-cell/>
          <table:table-cell table:formula="of:=[.B6]*[.A6]" office:value-type="float" office:value="1193">
            <text:p>1193</text:p>
          </table:table-cell>
          <table:table-cell table:formula="of:=[.C6]*[.A6]" office:value-type="float" office:value="1224">
            <text:p>1224</text:p>
          </table:table-cell>
          <table:table-cell table:formula="of:=[.D6]*[.A6]" office:value-type="float" office:value="865.3333333332">
            <text:p>865.3333333332</text:p>
          </table:table-cell>
          <table:table-cell table:formula="of:=[.E6]*[.A6]" office:value-type="float" office:value="1994">
            <text:p>1994</text:p>
          </table:table-cell>
          <table:table-cell table:formula="of:=[.F6]*[.A6]" office:value-type="float" office:value="972">
            <text:p>972</text:p>
          </table:table-cell>
          <table:table-cell table:number-columns-repeated="3"/>
          <table:table-cell>
            <draw:frame table:end-cell-address="All.T38" table:end-x="0.0256in" table:end-y="0.1555in" draw:z-index="1" draw:style-name="gr1" svg:width="6.2988in" svg:height="3.5429in" svg:x="0.424in" svg:y="0.1118in">
              <draw:object draw:notify-on-update-of-ranges="All.A5:All.A14 All.B18:All.B18 All.B19:All.B28 All.C18:All.C18 All.C19:All.C28 All.D18:All.D18 All.D19:All.D28 All.E18:All.E18 All.E19:All.E28 All.F18:All.F18 All.F19:All.F2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/>
          <table:table-cell table:formula="of:=[.B7]*[.A7]" office:value-type="float" office:value="1863">
            <text:p>1863</text:p>
          </table:table-cell>
          <table:table-cell table:formula="of:=[.C7]*[.A7]" office:value-type="float" office:value="1803">
            <text:p>1803</text:p>
          </table:table-cell>
          <table:table-cell table:formula="of:=[.D7]*[.A7]" office:value-type="float" office:value="1171.9999999998">
            <text:p>1171.9999999998</text:p>
          </table:table-cell>
          <table:table-cell table:formula="of:=[.E7]*[.A7]" office:value-type="float" office:value="2985">
            <text:p>2985</text:p>
          </table:table-cell>
          <table:table-cell table:formula="of:=[.F7]*[.A7]" office:value-type="float" office:value="1360.5">
            <text:p>1360.5</text:p>
          </table:table-cell>
          <table:table-cell table:number-columns-repeated="1018"/>
        </table:table-row>
        <table:table-row table:style-name="ro1">
          <table:table-cell/>
          <table:table-cell table:formula="of:=[.B8]*[.A8]" office:value-type="float" office:value="2558">
            <text:p>2558</text:p>
          </table:table-cell>
          <table:table-cell table:formula="of:=[.C8]*[.A8]" office:value-type="float" office:value="2398">
            <text:p>2398</text:p>
          </table:table-cell>
          <table:table-cell table:formula="of:=[.D8]*[.A8]" office:value-type="float" office:value="1509.3333333336">
            <text:p>1509.3333333336</text:p>
          </table:table-cell>
          <table:table-cell table:formula="of:=[.E8]*[.A8]" office:value-type="float" office:value="4058">
            <text:p>4058</text:p>
          </table:table-cell>
          <table:table-cell table:formula="of:=[.F8]*[.A8]" office:value-type="float" office:value="1530">
            <text:p>1530</text:p>
          </table:table-cell>
          <table:table-cell table:number-columns-repeated="1018"/>
        </table:table-row>
        <table:table-row table:style-name="ro1">
          <table:table-cell/>
          <table:table-cell table:formula="of:=[.B9]*[.A9]" office:value-type="float" office:value="5095">
            <text:p>5095</text:p>
          </table:table-cell>
          <table:table-cell table:formula="of:=[.C9]*[.A9]" office:value-type="float" office:value="2987.5">
            <text:p>2987.5</text:p>
          </table:table-cell>
          <table:table-cell table:formula="of:=[.D9]*[.A9]" office:value-type="float" office:value="1893.333333333">
            <text:p>1893.333333333</text:p>
          </table:table-cell>
          <table:table-cell table:formula="of:=[.E9]*[.A9]" office:value-type="float" office:value="4830">
            <text:p>4830</text:p>
          </table:table-cell>
          <table:table-cell table:formula="of:=[.F9]*[.A9]" office:value-type="float" office:value="2145">
            <text:p>2145</text:p>
          </table:table-cell>
          <table:table-cell table:number-columns-repeated="1018"/>
        </table:table-row>
        <table:table-row table:style-name="ro1">
          <table:table-cell/>
          <table:table-cell table:formula="of:=[.B10]*[.A10]" office:value-type="float" office:value="3492">
            <text:p>3492</text:p>
          </table:table-cell>
          <table:table-cell table:formula="of:=[.C10]*[.A10]" office:value-type="float" office:value="3594">
            <text:p>3594</text:p>
          </table:table-cell>
          <table:table-cell table:formula="of:=[.D10]*[.A10]" office:value-type="float" office:value="2235.9999999996">
            <text:p>2235.9999999996</text:p>
          </table:table-cell>
          <table:table-cell table:formula="of:=[.E10]*[.A10]" office:value-type="float" office:value="5802">
            <text:p>5802</text:p>
          </table:table-cell>
          <table:table-cell table:formula="of:=[.F10]*[.A10]" office:value-type="float" office:value="2226">
            <text:p>2226</text:p>
          </table:table-cell>
          <table:table-cell table:number-columns-repeated="1018"/>
        </table:table-row>
        <table:table-row table:style-name="ro1">
          <table:table-cell/>
          <table:table-cell table:formula="of:=[.B11]*[.A11]" office:value-type="float" office:value="4165">
            <text:p>4165</text:p>
          </table:table-cell>
          <table:table-cell table:formula="of:=[.C11]*[.A11]" office:value-type="float" office:value="4189.5">
            <text:p>4189.5</text:p>
          </table:table-cell>
          <table:table-cell table:formula="of:=[.D11]*[.A11]" office:value-type="float" office:value="2594.6666666662">
            <text:p>2594.6666666662</text:p>
          </table:table-cell>
          <table:table-cell table:formula="of:=[.E11]*[.A11]" office:value-type="float" office:value="6961.5">
            <text:p>6961.5</text:p>
          </table:table-cell>
          <table:table-cell table:formula="of:=[.F11]*[.A11]" office:value-type="float" office:value="3066">
            <text:p>3066</text:p>
          </table:table-cell>
          <table:table-cell table:number-columns-repeated="1018"/>
        </table:table-row>
        <table:table-row table:style-name="ro1">
          <table:table-cell/>
          <table:table-cell table:formula="of:=[.B12]*[.A12]" office:value-type="float" office:value="5208">
            <text:p>5208</text:p>
          </table:table-cell>
          <table:table-cell table:formula="of:=[.C12]*[.A12]" office:value-type="float" office:value="4796">
            <text:p>4796</text:p>
          </table:table-cell>
          <table:table-cell table:formula="of:=[.D12]*[.A12]" office:value-type="float" office:value="2965.3333333328">
            <text:p>2965.3333333328</text:p>
          </table:table-cell>
          <table:table-cell table:formula="of:=[.E12]*[.A12]" office:value-type="float" office:value="6816">
            <text:p>6816</text:p>
          </table:table-cell>
          <table:table-cell table:formula="of:=[.F12]*[.A12]" office:value-type="float" office:value="2972">
            <text:p>2972</text:p>
          </table:table-cell>
          <table:table-cell table:number-columns-repeated="1018"/>
        </table:table-row>
        <table:table-row table:style-name="ro1">
          <table:table-cell/>
          <table:table-cell table:formula="of:=[.B13]*[.A13]" office:value-type="float" office:value="5512.5">
            <text:p>5512.5</text:p>
          </table:table-cell>
          <table:table-cell table:formula="of:=[.C13]*[.A13]" office:value-type="float" office:value="5634">
            <text:p>5634</text:p>
          </table:table-cell>
          <table:table-cell table:formula="of:=[.D13]*[.A13]" office:value-type="float" office:value="3270.0000000006">
            <text:p>3270.0000000006</text:p>
          </table:table-cell>
          <table:table-cell table:formula="of:=[.E13]*[.A13]" office:value-type="float" office:value="5872.5">
            <text:p>5872.5</text:p>
          </table:table-cell>
          <table:table-cell table:formula="of:=[.F13]*[.A13]" office:value-type="float" office:value="3379.5">
            <text:p>3379.5</text:p>
          </table:table-cell>
          <table:table-cell table:number-columns-repeated="1018"/>
        </table:table-row>
        <table:table-row table:style-name="ro1">
          <table:table-cell/>
          <table:table-cell table:formula="of:=[.B14]*[.A14]" office:value-type="float" office:value="5805">
            <text:p>5805</text:p>
          </table:table-cell>
          <table:table-cell table:formula="of:=[.C14]*[.A14]" office:value-type="float" office:value="5985">
            <text:p>5985</text:p>
          </table:table-cell>
          <table:table-cell table:formula="of:=[.D14]*[.A14]" office:value-type="float" office:value="3760">
            <text:p>3760</text:p>
          </table:table-cell>
          <table:table-cell table:formula="of:=[.E14]*[.A14]" office:value-type="float" office:value="3860">
            <text:p>3860</text:p>
          </table:table-cell>
          <table:table-cell table:formula="of:=[.F14]*[.A14]" office:value-type="float" office:value="3765">
            <text:p>3765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" table:style-name="ta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Static</text:p>
          </table:table-cell>
          <table:table-cell office:value-type="string">
            <text:p>tai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table:style-name="Default"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office:value-type="string">
            <text:p>Std. Dev</text:p>
          </table:table-cell>
          <table:table-cell office:value-type="string">
            <text:p>- Ave</text:p>
          </table:table-cell>
          <table:table-cell office:value-type="string">
            <text:p>+ Ave</text:p>
          </table:table-cell>
          <table:table-cell>
            <draw:frame table:end-cell-address="Static.T21" table:end-x="0.1906in" table:end-y="0.1579in" draw:z-index="0" draw:style-name="gr1" svg:width="6.2988in" svg:height="3.5315in" svg:x="0.589in" svg:y="0.126in">
              <draw:object draw:notify-on-update-of-ranges="Static.A5:Static.A14 Static.F3:Static.F4 Static.F5:Static.F14 Static.H3:Static.H4 Static.H5:Static.H14 Static.I3:Static.I4 Static.I5:Static.I1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3">
            <text:p>453</text:p>
          </table:table-cell>
          <table:table-cell office:value-type="float" office:value="455">
            <text:p>455</text:p>
          </table:table-cell>
          <table:table-cell table:style-name="Default" office:value-type="float" office:value="445">
            <text:p>445</text:p>
          </table:table-cell>
          <table:table-cell office:value-type="float" office:value="511">
            <text:p>511</text:p>
          </table:table-cell>
          <table:table-cell table:formula="of:=AVERAGE([.B5:.E5])" office:value-type="float" office:value="466">
            <text:p>466</text:p>
          </table:table-cell>
          <table:table-cell table:formula="of:=STDEV([.B5:.E5])" office:value-type="float" office:value="30.3095144577848">
            <text:p>30.3095144578</text:p>
          </table:table-cell>
          <table:table-cell table:formula="of:=[.F5]-[.G5]" office:value-type="float" office:value="435.690485542215">
            <text:p>435.6904855422</text:p>
          </table:table-cell>
          <table:table-cell table:formula="of:=[.F5]+[.G5]" office:value-type="float" office:value="496.309514457785">
            <text:p>496.3095144578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0">
            <text:p>310</text:p>
          </table:table-cell>
          <table:table-cell office:value-type="float" office:value="282">
            <text:p>282</text:p>
          </table:table-cell>
          <table:table-cell table:style-name="Default" office:value-type="float" office:value="284">
            <text:p>284</text:p>
          </table:table-cell>
          <table:table-cell office:value-type="float" office:value="317">
            <text:p>317</text:p>
          </table:table-cell>
          <table:table-cell table:formula="of:=AVERAGE([.B6:.E6])" office:value-type="float" office:value="298.25">
            <text:p>298.25</text:p>
          </table:table-cell>
          <table:table-cell table:formula="of:=STDEV([.B6:.E6])" office:value-type="float" office:value="17.8582380616529">
            <text:p>17.8582380617</text:p>
          </table:table-cell>
          <table:table-cell table:formula="of:=[.F6]-[.G6]" office:value-type="float" office:value="280.391761938347">
            <text:p>280.3917619383</text:p>
          </table:table-cell>
          <table:table-cell table:formula="of:=[.F6]+[.G6]" office:value-type="float" office:value="316.108238061653">
            <text:p>316.1082380617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8">
            <text:p>338</text:p>
          </table:table-cell>
          <table:table-cell office:value-type="float" office:value="282">
            <text:p>282</text:p>
          </table:table-cell>
          <table:table-cell table:style-name="Default" office:value-type="float" office:value="306">
            <text:p>306</text:p>
          </table:table-cell>
          <table:table-cell office:value-type="float" office:value="316">
            <text:p>316</text:p>
          </table:table-cell>
          <table:table-cell table:formula="of:=AVERAGE([.B7:.E7])" office:value-type="float" office:value="310.5">
            <text:p>310.5</text:p>
          </table:table-cell>
          <table:table-cell table:formula="of:=STDEV([.B7:.E7])" office:value-type="float" office:value="23.2307267787012">
            <text:p>23.2307267787</text:p>
          </table:table-cell>
          <table:table-cell table:formula="of:=[.F7]-[.G7]" office:value-type="float" office:value="287.269273221299">
            <text:p>287.2692732213</text:p>
          </table:table-cell>
          <table:table-cell table:formula="of:=[.F7]+[.G7]" office:value-type="float" office:value="333.730726778701">
            <text:p>333.7307267787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8">
            <text:p>328</text:p>
          </table:table-cell>
          <table:table-cell office:value-type="float" office:value="282">
            <text:p>282</text:p>
          </table:table-cell>
          <table:table-cell table:style-name="Default" office:value-type="float" office:value="353">
            <text:p>353</text:p>
          </table:table-cell>
          <table:table-cell office:value-type="float" office:value="316">
            <text:p>316</text:p>
          </table:table-cell>
          <table:table-cell table:formula="of:=AVERAGE([.B8:.E8])" office:value-type="float" office:value="319.75">
            <text:p>319.75</text:p>
          </table:table-cell>
          <table:table-cell table:formula="of:=STDEV([.B8:.E8])" office:value-type="float" office:value="29.5112972718359">
            <text:p>29.5112972718</text:p>
          </table:table-cell>
          <table:table-cell table:formula="of:=[.F8]-[.G8]" office:value-type="float" office:value="290.238702728164">
            <text:p>290.2387027282</text:p>
          </table:table-cell>
          <table:table-cell table:formula="of:=[.F8]+[.G8]" office:value-type="float" office:value="349.261297271836">
            <text:p>349.2612972718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72">
            <text:p>672</text:p>
          </table:table-cell>
          <table:table-cell office:value-type="float" office:value="451">
            <text:p>451</text:p>
          </table:table-cell>
          <table:table-cell table:style-name="Default" office:value-type="float" office:value="450">
            <text:p>450</text:p>
          </table:table-cell>
          <table:table-cell office:value-type="float" office:value="465">
            <text:p>465</text:p>
          </table:table-cell>
          <table:table-cell table:formula="of:=AVERAGE([.B9:.E9])" office:value-type="float" office:value="509.5">
            <text:p>509.5</text:p>
          </table:table-cell>
          <table:table-cell table:formula="of:=STDEV([.B9:.E9])" office:value-type="float" office:value="108.549527866315">
            <text:p>108.5495278663</text:p>
          </table:table-cell>
          <table:table-cell table:formula="of:=[.F9]-[.G9]" office:value-type="float" office:value="400.950472133685">
            <text:p>400.9504721337</text:p>
          </table:table-cell>
          <table:table-cell table:formula="of:=[.F9]+[.G9]" office:value-type="float" office:value="618.049527866315">
            <text:p>618.0495278663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table:style-name="Default" office:value-type="float" office:value="283">
            <text:p>283</text:p>
          </table:table-cell>
          <table:table-cell office:value-type="float" office:value="316">
            <text:p>316</text:p>
          </table:table-cell>
          <table:table-cell table:formula="of:=AVERAGE([.B10:.E10])" office:value-type="float" office:value="291">
            <text:p>291</text:p>
          </table:table-cell>
          <table:table-cell table:formula="of:=STDEV([.B10:.E10])" office:value-type="float" office:value="16.6733320005331">
            <text:p>16.6733320005</text:p>
          </table:table-cell>
          <table:table-cell table:formula="of:=[.F10]-[.G10]" office:value-type="float" office:value="274.326667999467">
            <text:p>274.3266679995</text:p>
          </table:table-cell>
          <table:table-cell table:formula="of:=[.F10]+[.G10]" office:value-type="float" office:value="307.673332000533">
            <text:p>307.6733320005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8">
            <text:p>278</text:p>
          </table:table-cell>
          <table:table-cell office:value-type="float" office:value="303">
            <text:p>303</text:p>
          </table:table-cell>
          <table:table-cell table:style-name="Default" office:value-type="float" office:value="278">
            <text:p>278</text:p>
          </table:table-cell>
          <table:table-cell office:value-type="float" office:value="331">
            <text:p>331</text:p>
          </table:table-cell>
          <table:table-cell table:formula="of:=AVERAGE([.B11:.E11])" office:value-type="float" office:value="297.5">
            <text:p>297.5</text:p>
          </table:table-cell>
          <table:table-cell table:formula="of:=STDEV([.B11:.E11])" office:value-type="float" office:value="25.2520626220249">
            <text:p>25.252062622</text:p>
          </table:table-cell>
          <table:table-cell table:formula="of:=[.F11]-[.G11]" office:value-type="float" office:value="272.247937377975">
            <text:p>272.247937378</text:p>
          </table:table-cell>
          <table:table-cell table:formula="of:=[.F11]+[.G11]" office:value-type="float" office:value="322.752062622025">
            <text:p>322.752062622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1">
            <text:p>341</text:p>
          </table:table-cell>
          <table:table-cell office:value-type="float" office:value="353">
            <text:p>353</text:p>
          </table:table-cell>
          <table:table-cell table:style-name="Default" office:value-type="float" office:value="293">
            <text:p>293</text:p>
          </table:table-cell>
          <table:table-cell office:value-type="float" office:value="315">
            <text:p>315</text:p>
          </table:table-cell>
          <table:table-cell table:formula="of:=AVERAGE([.B12:.E12])" office:value-type="float" office:value="325.5">
            <text:p>325.5</text:p>
          </table:table-cell>
          <table:table-cell table:formula="of:=STDEV([.B12:.E12])" office:value-type="float" office:value="26.8514431641951">
            <text:p>26.8514431642</text:p>
          </table:table-cell>
          <table:table-cell table:formula="of:=[.F12]-[.G12]" office:value-type="float" office:value="298.648556835805">
            <text:p>298.6485568358</text:p>
          </table:table-cell>
          <table:table-cell table:formula="of:=[.F12]+[.G12]" office:value-type="float" office:value="352.351443164195">
            <text:p>352.3514431642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1">
            <text:p>281</text:p>
          </table:table-cell>
          <table:table-cell office:value-type="float" office:value="342">
            <text:p>342</text:p>
          </table:table-cell>
          <table:table-cell table:style-name="Default" office:value-type="float" office:value="286">
            <text:p>286</text:p>
          </table:table-cell>
          <table:table-cell office:value-type="float" office:value="316">
            <text:p>316</text:p>
          </table:table-cell>
          <table:table-cell table:formula="of:=AVERAGE([.B13:.E13])" office:value-type="float" office:value="306.25">
            <text:p>306.25</text:p>
          </table:table-cell>
          <table:table-cell table:formula="of:=STDEV([.B13:.E13])" office:value-type="float" office:value="28.4062786486838">
            <text:p>28.4062786487</text:p>
          </table:table-cell>
          <table:table-cell table:formula="of:=[.F13]-[.G13]" office:value-type="float" office:value="277.843721351316">
            <text:p>277.8437213513</text:p>
          </table:table-cell>
          <table:table-cell table:formula="of:=[.F13]+[.G13]" office:value-type="float" office:value="334.656278648684">
            <text:p>334.6562786487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table:style-name="Default" office:value-type="float" office:value="278">
            <text:p>278</text:p>
          </table:table-cell>
          <table:table-cell office:value-type="float" office:value="316">
            <text:p>316</text:p>
          </table:table-cell>
          <table:table-cell table:formula="of:=AVERAGE([.B14:.E14])" office:value-type="float" office:value="290.25">
            <text:p>290.25</text:p>
          </table:table-cell>
          <table:table-cell table:formula="of:=STDEV([.B14:.E14])" office:value-type="float" office:value="17.3661548229115">
            <text:p>17.3661548229</text:p>
          </table:table-cell>
          <table:table-cell table:formula="of:=[.F14]-[.G14]" office:value-type="float" office:value="272.883845177088">
            <text:p>272.8838451771</text:p>
          </table:table-cell>
          <table:table-cell table:formula="of:=[.F14]+[.G14]" office:value-type="float" office:value="307.616154822912">
            <text:p>307.616154822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office:value-type="string">
            <text:p>Good upgrade of DG siz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string">
            <text:p>from</text:p>
          </table:table-cell>
          <table:table-cell table:style-name="Default"/>
          <table:table-cell table:style-name="Default" office:value-type="string">
            <text:p>to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string">
            <text:p>4, 6, 8, 12, 14, 16, 18, 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4">
            <text:p>4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float" office:value="8">
            <text:p>8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float" office:value="10">
            <text:p>10</text:p>
          </table:table-cell>
          <table:table-cell table:style-name="Default"/>
          <table:table-cell table:style-name="Default" office:value-type="string">
            <text:p>12, 14, 16, 18, 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12">
            <text:p>12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float" office:value="16">
            <text:p>16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float" office:value="20">
            <text:p>20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C" table:style-name="ta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FSC</text:p>
          </table:table-cell>
          <table:table-cell office:value-type="string">
            <text:p>tail-heavy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office:value-type="string">
            <text:p>Std. Dev</text:p>
          </table:table-cell>
          <table:table-cell office:value-type="string">
            <text:p>- Ave</text:p>
          </table:table-cell>
          <table:table-cell office:value-type="string">
            <text:p>+ Ave</text:p>
          </table:table-cell>
          <table:table-cell>
            <draw:frame table:end-cell-address="FSC.S22" table:end-x="0.5634in" table:end-y="0.0386in" draw:z-index="0" draw:style-name="gr1" svg:width="6.2988in" svg:height="3.5311in" svg:x="0.2921in" svg:y="0.0067in">
              <draw:object draw:notify-on-update-of-ranges="FSC.A6:FSC.A15 FSC.F4:FSC.F5 FSC.F6:FSC.F15 FSC.H4:FSC.H5 FSC.H6:FSC.H15 FSC.I4:FSC.I5 FSC.I6:FSC.I1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352">
            <text:p>352</text:p>
          </table:table-cell>
          <table:table-cell table:number-columns-repeated="2" office:value-type="float" office:value="351">
            <text:p>351</text:p>
          </table:table-cell>
          <table:table-cell table:formula="of:=AVERAGE([.B6:.E6])" office:value-type="float" office:value="351.25">
            <text:p>351.25</text:p>
          </table:table-cell>
          <table:table-cell table:formula="of:=STDEV([.B6:.E6])" office:value-type="float" office:value="0.5">
            <text:p>0.5</text:p>
          </table:table-cell>
          <table:table-cell table:formula="of:=[.F6]-[.G6]" office:value-type="float" office:value="350.75">
            <text:p>350.75</text:p>
          </table:table-cell>
          <table:table-cell table:formula="of:=[.F6]+[.G6]" office:value-type="float" office:value="351.75">
            <text:p>351.75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5">
            <text:p>305</text:p>
          </table:table-cell>
          <table:table-cell office:value-type="float" office:value="306">
            <text:p>306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table:formula="of:=AVERAGE([.B7:.E7])" office:value-type="float" office:value="306">
            <text:p>306</text:p>
          </table:table-cell>
          <table:table-cell table:formula="of:=STDEV([.B7:.E7])" office:value-type="float" office:value="0.816496580927726">
            <text:p>0.8164965809</text:p>
          </table:table-cell>
          <table:table-cell table:formula="of:=[.F7]-[.G7]" office:value-type="float" office:value="305.183503419072">
            <text:p>305.1835034191</text:p>
          </table:table-cell>
          <table:table-cell table:formula="of:=[.F7]+[.G7]" office:value-type="float" office:value="306.816496580928">
            <text:p>306.8164965809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301">
            <text:p>301</text:p>
          </table:table-cell>
          <table:table-cell table:formula="of:=AVERAGE([.B8:.E8])" office:value-type="float" office:value="300.5">
            <text:p>300.5</text:p>
          </table:table-cell>
          <table:table-cell table:formula="of:=STDEV([.B8:.E8])" office:value-type="float" office:value="0.577350269189626">
            <text:p>0.5773502692</text:p>
          </table:table-cell>
          <table:table-cell table:formula="of:=[.F8]-[.G8]" office:value-type="float" office:value="299.92264973081">
            <text:p>299.9226497308</text:p>
          </table:table-cell>
          <table:table-cell table:formula="of:=[.F8]+[.G8]" office:value-type="float" office:value="301.07735026919">
            <text:p>301.0773502692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9">
            <text:p>299</text:p>
          </table:table-cell>
          <table:table-cell table:number-columns-repeated="3" office:value-type="float" office:value="300">
            <text:p>300</text:p>
          </table:table-cell>
          <table:table-cell table:formula="of:=AVERAGE([.B9:.E9])" office:value-type="float" office:value="299.75">
            <text:p>299.75</text:p>
          </table:table-cell>
          <table:table-cell table:formula="of:=STDEV([.B9:.E9])" office:value-type="float" office:value="0.5">
            <text:p>0.5</text:p>
          </table:table-cell>
          <table:table-cell table:formula="of:=[.F9]-[.G9]" office:value-type="float" office:value="299.25">
            <text:p>299.25</text:p>
          </table:table-cell>
          <table:table-cell table:formula="of:=[.F9]+[.G9]" office:value-type="float" office:value="300.25">
            <text:p>300.25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table:number-columns-repeated="2" office:value-type="float" office:value="299">
            <text:p>299</text:p>
          </table:table-cell>
          <table:table-cell table:formula="of:=AVERAGE([.B10:.E10])" office:value-type="float" office:value="298.75">
            <text:p>298.75</text:p>
          </table:table-cell>
          <table:table-cell table:formula="of:=STDEV([.B10:.E10])" office:value-type="float" office:value="0.5">
            <text:p>0.5</text:p>
          </table:table-cell>
          <table:table-cell table:formula="of:=[.F10]-[.G10]" office:value-type="float" office:value="298.25">
            <text:p>298.25</text:p>
          </table:table-cell>
          <table:table-cell table:formula="of:=[.F10]+[.G10]" office:value-type="float" office:value="299.25">
            <text:p>299.25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8">
            <text:p>298</text:p>
          </table:table-cell>
          <table:table-cell table:number-columns-repeated="3" office:value-type="float" office:value="300">
            <text:p>300</text:p>
          </table:table-cell>
          <table:table-cell table:formula="of:=AVERAGE([.B11:.E11])" office:value-type="float" office:value="299.5">
            <text:p>299.5</text:p>
          </table:table-cell>
          <table:table-cell table:formula="of:=STDEV([.B11:.E11])" office:value-type="float" office:value="1">
            <text:p>1</text:p>
          </table:table-cell>
          <table:table-cell table:formula="of:=[.F11]-[.G11]" office:value-type="float" office:value="298.5">
            <text:p>298.5</text:p>
          </table:table-cell>
          <table:table-cell table:formula="of:=[.F11]+[.G11]" office:value-type="float" office:value="300.5">
            <text:p>300.5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9">
            <text:p>299</text:p>
          </table:table-cell>
          <table:table-cell office:value-type="float" office:value="300">
            <text:p>300</text:p>
          </table:table-cell>
          <table:table-cell table:number-columns-repeated="2" office:value-type="float" office:value="299">
            <text:p>299</text:p>
          </table:table-cell>
          <table:table-cell table:formula="of:=AVERAGE([.B12:.E12])" office:value-type="float" office:value="299.25">
            <text:p>299.25</text:p>
          </table:table-cell>
          <table:table-cell table:formula="of:=STDEV([.B12:.E12])" office:value-type="float" office:value="0.5">
            <text:p>0.5</text:p>
          </table:table-cell>
          <table:table-cell table:formula="of:=[.F12]-[.G12]" office:value-type="float" office:value="298.75">
            <text:p>298.75</text:p>
          </table:table-cell>
          <table:table-cell table:formula="of:=[.F12]+[.G12]" office:value-type="float" office:value="299.75">
            <text:p>299.75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298">
            <text:p>298</text:p>
          </table:table-cell>
          <table:table-cell office:value-type="float" office:value="300">
            <text:p>300</text:p>
          </table:table-cell>
          <table:table-cell table:formula="of:=AVERAGE([.B13:.E13])" office:value-type="float" office:value="299.75">
            <text:p>299.75</text:p>
          </table:table-cell>
          <table:table-cell table:formula="of:=STDEV([.B13:.E13])" office:value-type="float" office:value="1.25830573921179">
            <text:p>1.2583057392</text:p>
          </table:table-cell>
          <table:table-cell table:formula="of:=[.F13]-[.G13]" office:value-type="float" office:value="298.491694260788">
            <text:p>298.4916942608</text:p>
          </table:table-cell>
          <table:table-cell table:formula="of:=[.F13]+[.G13]" office:value-type="float" office:value="301.008305739212">
            <text:p>301.0083057392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8">
            <text:p>298</text:p>
          </table:table-cell>
          <table:table-cell office:value-type="float" office:value="318">
            <text:p>318</text:p>
          </table:table-cell>
          <table:table-cell office:value-type="float" office:value="317">
            <text:p>317</text:p>
          </table:table-cell>
          <table:table-cell office:value-type="float" office:value="319">
            <text:p>319</text:p>
          </table:table-cell>
          <table:table-cell table:formula="of:=AVERAGE([.B14:.E14])" office:value-type="float" office:value="313">
            <text:p>313</text:p>
          </table:table-cell>
          <table:table-cell table:formula="of:=STDEV([.B14:.E14])" office:value-type="float" office:value="10.0332779621949">
            <text:p>10.0332779622</text:p>
          </table:table-cell>
          <table:table-cell table:formula="of:=[.F14]-[.G14]" office:value-type="float" office:value="302.966722037805">
            <text:p>302.9667220378</text:p>
          </table:table-cell>
          <table:table-cell table:formula="of:=[.F14]+[.G14]" office:value-type="float" office:value="323.033277962195">
            <text:p>323.0332779622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1">
            <text:p>301</text:p>
          </table:table-cell>
          <table:table-cell office:value-type="float" office:value="298">
            <text:p>298</text:p>
          </table:table-cell>
          <table:table-cell office:value-type="float" office:value="300">
            <text:p>300</text:p>
          </table:table-cell>
          <table:table-cell office:value-type="float" office:value="298">
            <text:p>298</text:p>
          </table:table-cell>
          <table:table-cell table:formula="of:=AVERAGE([.B15:.E15])" office:value-type="float" office:value="299.25">
            <text:p>299.25</text:p>
          </table:table-cell>
          <table:table-cell table:formula="of:=STDEV([.B15:.E15])" office:value-type="float" office:value="1.5">
            <text:p>1.5</text:p>
          </table:table-cell>
          <table:table-cell table:formula="of:=[.F15]-[.G15]" office:value-type="float" office:value="297.75">
            <text:p>297.75</text:p>
          </table:table-cell>
          <table:table-cell table:formula="of:=[.F15]+[.G15]" office:value-type="float" office:value="300.75">
            <text:p>300.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office:value-type="string">
            <text:p>Good upgrade of DG siz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string">
            <text:p>from</text:p>
          </table:table-cell>
          <table:table-cell table:style-name="Default"/>
          <table:table-cell table:style-name="Default" office:value-type="string">
            <text:p>to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string">
            <text:p>4, 6, 8, 10, 12, 14, 16, 18, 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Default" office:value-type="string">
            <text:p>6, 8, 10, 12, 14, 16, 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6">
            <text:p>6</text:p>
          </table:table-cell>
          <table:table-cell table:style-name="Default"/>
          <table:table-cell table:style-name="Default" office:value-type="string">
            <text:p>10, 14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8">
            <text:p>8</text:p>
          </table:table-cell>
          <table:table-cell table:style-name="Default"/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float" office:value="12">
            <text:p>12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float" office:value="16">
            <text:p>16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20">
            <text:p>20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SS" table:style-name="ta4" table:print="false">
        <table:table-column table:style-name="co2" table:number-columns-repeated="5" table:default-cell-style-name="Excel_20_Built-in_20_Normal"/>
        <table:table-column table:style-name="co2" table:number-columns-repeated="4" table:default-cell-style-name="Default"/>
        <table:table-row table:style-name="ro1">
          <table:table-cell office:value-type="string">
            <text:p>GSS</text:p>
          </table:table-cell>
          <table:table-cell office:value-type="string">
            <text:p>tail-heavy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Average</text:p>
          </table:table-cell>
          <table:table-cell table:style-name="Excel_20_Built-in_20_Normal" office:value-type="string">
            <text:p>Std. Dev</text:p>
          </table:table-cell>
          <table:table-cell table:style-name="Excel_20_Built-in_20_Normal" office:value-type="string">
            <text:p>- Ave</text:p>
          </table:table-cell>
          <table:table-cell table:style-name="Excel_20_Built-in_20_Normal" office:value-type="string">
            <text:p>+ Ave</text:p>
          </table:table-cell>
          <table:table-cell>
            <draw:frame table:end-cell-address="GSS.P22" table:end-x="0.1157in" table:end-y="0.1709in" draw:z-index="0" draw:style-name="gr1" svg:width="6.2988in" svg:height="3.5311in" svg:x="0.0398in" svg:y="0.0394in">
              <draw:object draw:notify-on-update-of-ranges="GSS.A6:GSS.A15 GSS.E4:GSS.E5 GSS.E6:GSS.E15 GSS.G4:GSS.G5 GSS.G6:GSS.G15 GSS.H4:GSS.H5 GSS.H6:GSS.H1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table:style-name="Excel_20_Built-in_20_Normal" table:number-columns-repeated="3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296">
            <text:p>296</text:p>
          </table:table-cell>
          <table:table-cell office:value-type="float" office:value="300">
            <text:p>300</text:p>
          </table:table-cell>
          <table:table-cell table:formula="of:=AVERAGE([.B6:.D6])" office:value-type="float" office:value="298.333333333333">
            <text:p>298.3333333333</text:p>
          </table:table-cell>
          <table:table-cell table:style-name="Excel_20_Built-in_20_Normal" table:formula="of:=STDEV([.A6:.D6])" office:value-type="float" office:value="148.176415127374">
            <text:p>148.1764151274</text:p>
          </table:table-cell>
          <table:table-cell table:style-name="Excel_20_Built-in_20_Normal" table:formula="of:=[.E6]-[.F6]" office:value-type="float" office:value="150.156918205959">
            <text:p>150.156918206</text:p>
          </table:table-cell>
          <table:table-cell table:style-name="Excel_20_Built-in_20_Normal" table:formula="of:=[.E6]+[.F6]" office:value-type="float" office:value="446.509748460708">
            <text:p>446.509748460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">
            <text:p>217</text:p>
          </table:table-cell>
          <table:table-cell table:number-columns-repeated="2" office:value-type="float" office:value="216">
            <text:p>216</text:p>
          </table:table-cell>
          <table:table-cell table:formula="of:=AVERAGE([.B7:.D7])" office:value-type="float" office:value="216.333333333333">
            <text:p>216.3333333333</text:p>
          </table:table-cell>
          <table:table-cell table:style-name="Excel_20_Built-in_20_Normal" table:formula="of:=STDEV([.A7:.D7])" office:value-type="float" office:value="106.167713233983">
            <text:p>106.167713234</text:p>
          </table:table-cell>
          <table:table-cell table:style-name="Excel_20_Built-in_20_Normal" table:formula="of:=[.E7]-[.F7]" office:value-type="float" office:value="110.16562009935">
            <text:p>110.1656200994</text:p>
          </table:table-cell>
          <table:table-cell table:style-name="Excel_20_Built-in_20_Normal" table:formula="of:=[.E7]+[.F7]" office:value-type="float" office:value="322.501046567317">
            <text:p>322.501046567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table:formula="of:=AVERAGE([.B8:.D8])" office:value-type="float" office:value="195.333333333333">
            <text:p>195.3333333333</text:p>
          </table:table-cell>
          <table:table-cell table:style-name="Excel_20_Built-in_20_Normal" table:formula="of:=STDEV([.A8:.D8])" office:value-type="float" office:value="94.6678403683109">
            <text:p>94.6678403683</text:p>
          </table:table-cell>
          <table:table-cell table:style-name="Excel_20_Built-in_20_Normal" table:formula="of:=[.E8]-[.F8]" office:value-type="float" office:value="100.665492965022">
            <text:p>100.665492965</text:p>
          </table:table-cell>
          <table:table-cell table:style-name="Excel_20_Built-in_20_Normal" table:formula="of:=[.E8]+[.F8]" office:value-type="float" office:value="290.001173701644">
            <text:p>290.001173701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89">
            <text:p>189</text:p>
          </table:table-cell>
          <table:table-cell office:value-type="float" office:value="188">
            <text:p>188</text:p>
          </table:table-cell>
          <table:table-cell table:formula="of:=AVERAGE([.B9:.D9])" office:value-type="float" office:value="188.666666666667">
            <text:p>188.6666666667</text:p>
          </table:table-cell>
          <table:table-cell table:style-name="Excel_20_Built-in_20_Normal" table:formula="of:=STDEV([.A9:.D9])" office:value-type="float" office:value="90.3345633372594">
            <text:p>90.3345633373</text:p>
          </table:table-cell>
          <table:table-cell table:style-name="Excel_20_Built-in_20_Normal" table:formula="of:=[.E9]-[.F9]" office:value-type="float" office:value="98.3321033294073">
            <text:p>98.3321033294</text:p>
          </table:table-cell>
          <table:table-cell table:style-name="Excel_20_Built-in_20_Normal" table:formula="of:=[.E9]+[.F9]" office:value-type="float" office:value="279.001230003926">
            <text:p>279.001230003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0">
            <text:p>190</text:p>
          </table:table-cell>
          <table:table-cell table:number-columns-repeated="2" office:value-type="float" office:value="189">
            <text:p>189</text:p>
          </table:table-cell>
          <table:table-cell table:formula="of:=AVERAGE([.B10:.D10])" office:value-type="float" office:value="189.333333333333">
            <text:p>189.3333333333</text:p>
          </table:table-cell>
          <table:table-cell table:style-name="Excel_20_Built-in_20_Normal" table:formula="of:=STDEV([.A10:.D10])" office:value-type="float" office:value="89.6679058154774">
            <text:p>89.6679058155</text:p>
          </table:table-cell>
          <table:table-cell table:style-name="Excel_20_Built-in_20_Normal" table:formula="of:=[.E10]-[.F10]" office:value-type="float" office:value="99.6654275178559">
            <text:p>99.6654275179</text:p>
          </table:table-cell>
          <table:table-cell table:style-name="Excel_20_Built-in_20_Normal" table:formula="of:=[.E10]+[.F10]" office:value-type="float" office:value="279.001239148811">
            <text:p>279.001239148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table:formula="of:=AVERAGE([.B11:.D11])" office:value-type="float" office:value="186.333333333333">
            <text:p>186.3333333333</text:p>
          </table:table-cell>
          <table:table-cell table:style-name="Excel_20_Built-in_20_Normal" table:formula="of:=STDEV([.A11:.D11])" office:value-type="float" office:value="87.1679413546058">
            <text:p>87.1679413546</text:p>
          </table:table-cell>
          <table:table-cell table:style-name="Excel_20_Built-in_20_Normal" table:formula="of:=[.E11]-[.F11]" office:value-type="float" office:value="99.1653919787275">
            <text:p>99.1653919787</text:p>
          </table:table-cell>
          <table:table-cell table:style-name="Excel_20_Built-in_20_Normal" table:formula="of:=[.E11]+[.F11]" office:value-type="float" office:value="273.501274687939">
            <text:p>273.501274687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table:formula="of:=AVERAGE([.B12:.D12])" office:value-type="float" office:value="185.333333333333">
            <text:p>185.3333333333</text:p>
          </table:table-cell>
          <table:table-cell table:style-name="Excel_20_Built-in_20_Normal" table:formula="of:=STDEV([.A12:.D12])" office:value-type="float" office:value="85.6679636737094">
            <text:p>85.6679636737</text:p>
          </table:table-cell>
          <table:table-cell table:style-name="Excel_20_Built-in_20_Normal" table:formula="of:=[.E12]-[.F12]" office:value-type="float" office:value="99.6653696596239">
            <text:p>99.6653696596</text:p>
          </table:table-cell>
          <table:table-cell table:style-name="Excel_20_Built-in_20_Normal" table:formula="of:=[.E12]+[.F12]" office:value-type="float" office:value="271.001297007043">
            <text:p>271.00129700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6">
            <text:p>186</text:p>
          </table:table-cell>
          <table:table-cell table:number-columns-repeated="2" office:value-type="float" office:value="185">
            <text:p>185</text:p>
          </table:table-cell>
          <table:table-cell table:formula="of:=AVERAGE([.B13:.D13])" office:value-type="float" office:value="185.333333333333">
            <text:p>185.3333333333</text:p>
          </table:table-cell>
          <table:table-cell table:style-name="Excel_20_Built-in_20_Normal" table:formula="of:=STDEV([.A13:.D13])" office:value-type="float" office:value="84.6679789924542">
            <text:p>84.6679789925</text:p>
          </table:table-cell>
          <table:table-cell table:style-name="Excel_20_Built-in_20_Normal" table:formula="of:=[.E13]-[.F13]" office:value-type="float" office:value="100.665354340879">
            <text:p>100.6653543409</text:p>
          </table:table-cell>
          <table:table-cell table:style-name="Excel_20_Built-in_20_Normal" table:formula="of:=[.E13]+[.F13]" office:value-type="float" office:value="270.001312325788">
            <text:p>270.001312325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85">
            <text:p>185</text:p>
          </table:table-cell>
          <table:table-cell office:value-type="float" office:value="180">
            <text:p>180</text:p>
          </table:table-cell>
          <table:table-cell table:formula="of:=AVERAGE([.B14:.D14])" office:value-type="float" office:value="181.666666666667">
            <text:p>181.6666666667</text:p>
          </table:table-cell>
          <table:table-cell table:style-name="Excel_20_Built-in_20_Normal" table:formula="of:=STDEV([.A14:.D14])" office:value-type="float" office:value="81.8672706275224">
            <text:p>81.8672706275</text:p>
          </table:table-cell>
          <table:table-cell table:style-name="Excel_20_Built-in_20_Normal" table:formula="of:=[.E14]-[.F14]" office:value-type="float" office:value="99.7993960391442">
            <text:p>99.7993960391</text:p>
          </table:table-cell>
          <table:table-cell table:style-name="Excel_20_Built-in_20_Normal" table:formula="of:=[.E14]+[.F14]" office:value-type="float" office:value="263.533937294189">
            <text:p>263.533937294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188">
            <text:p>188</text:p>
          </table:table-cell>
          <table:table-cell table:formula="of:=AVERAGE([.B15:.D15])" office:value-type="float" office:value="188">
            <text:p>188</text:p>
          </table:table-cell>
          <table:table-cell table:style-name="Excel_20_Built-in_20_Normal" table:formula="of:=STDEV([.A15:.D15])" office:value-type="float" office:value="84">
            <text:p>84</text:p>
          </table:table-cell>
          <table:table-cell table:style-name="Excel_20_Built-in_20_Normal" table:formula="of:=[.E15]-[.F15]" office:value-type="float" office:value="104">
            <text:p>104</text:p>
          </table:table-cell>
          <table:table-cell table:style-name="Excel_20_Built-in_20_Normal" table:formula="of:=[.E15]+[.F15]" office:value-type="float" office:value="272">
            <text:p>272</text:p>
          </table:table-cell>
          <table:table-cell/>
        </table:table-row>
        <table:table-row table:style-name="ro2" table:number-rows-repeated="2">
          <table:table-cell table:style-name="Default" table:number-columns-repeated="5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Good upgrade of DG size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from</text:p>
          </table:table-cell>
          <table:table-cell table:style-name="Default"/>
          <table:table-cell table:style-name="Default" office:value-type="string">
            <text:p>to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4">
            <text:p>4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6">
            <text:p>6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8">
            <text:p>8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0">
            <text:p>1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2">
            <text:p>12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4">
            <text:p>14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6">
            <text:p>16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8">
            <text:p>18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20">
            <text:p>20</text:p>
          </table:table-cell>
          <table:table-cell table:style-name="Default" table:number-columns-repeated="3"/>
          <table:table-cell table:number-columns-repeated="4"/>
        </table:table-row>
      </table:table>
      <table:table table:name="FACT" table:style-name="ta4" table:print="false">
        <table:table-column table:style-name="co2" table:number-columns-repeated="3" table:default-cell-style-name="Excel_20_Built-in_20_Normal"/>
        <table:table-column table:style-name="co2" table:default-cell-style-name="Default"/>
        <table:table-column table:style-name="co2" table:number-columns-repeated="2" table:default-cell-style-name="Excel_20_Built-in_20_Normal"/>
        <table:table-column table:style-name="co2" table:number-columns-repeated="4" table:default-cell-style-name="Default"/>
        <table:table-row table:style-name="ro1">
          <table:table-cell office:value-type="string">
            <text:p>FACT</text:p>
          </table:table-cell>
          <table:table-cell office:value-type="string">
            <text:p>tail-heavy</text:p>
          </table:table-cell>
          <table:table-cell/>
          <table:table-cell table:style-name="Excel_20_Built-in_20_Normal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Excel_20_Built-in_20_Normal"/>
          <table:table-cell table:number-columns-repeated="6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table:style-name="Excel_20_Built-in_20_Normal" office:value-type="string">
            <text:p>Std. Dev</text:p>
          </table:table-cell>
          <table:table-cell table:style-name="Excel_20_Built-in_20_Normal" office:value-type="string">
            <text:p>- Ave</text:p>
          </table:table-cell>
          <table:table-cell table:style-name="Excel_20_Built-in_20_Normal" office:value-type="string">
            <text:p>+ Ave</text:p>
          </table:table-cell>
          <table:table-cell>
            <draw:frame table:end-cell-address="FACT.Q22" table:end-x="0.1154in" table:end-y="0.1709in" draw:z-index="0" draw:style-name="gr1" svg:width="6.2988in" svg:height="3.5311in" svg:x="0.0398in" svg:y="0.0394in">
              <draw:object draw:notify-on-update-of-ranges="FACT.A6:FACT.A15 FACT.F4:FACT.F5 FACT.F6:FACT.F15 FACT.H4:FACT.H5 FACT.H6:FACT.H15 FACT.I4:FACT.I5 FACT.I6:FACT.I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table:style-name="Excel_20_Built-in_20_Normal" table:number-columns-repeated="3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6">
            <text:p>576</text:p>
          </table:table-cell>
          <table:table-cell office:value-type="float" office:value="479">
            <text:p>479</text:p>
          </table:table-cell>
          <table:table-cell office:value-type="float" office:value="456">
            <text:p>456</text:p>
          </table:table-cell>
          <table:table-cell office:value-type="float" office:value="470">
            <text:p>470</text:p>
          </table:table-cell>
          <table:table-cell table:formula="of:=AVERAGE([.B6:.E6])" office:value-type="float" office:value="495.25">
            <text:p>495.25</text:p>
          </table:table-cell>
          <table:table-cell table:style-name="Excel_20_Built-in_20_Normal" table:formula="of:=STDEV([.B6:.E6])" office:value-type="float" office:value="54.6587900829623">
            <text:p>54.658790083</text:p>
          </table:table-cell>
          <table:table-cell table:style-name="Excel_20_Built-in_20_Normal" table:formula="of:=[.F6]-[.G6]" office:value-type="float" office:value="440.591209917038">
            <text:p>440.591209917</text:p>
          </table:table-cell>
          <table:table-cell table:style-name="Excel_20_Built-in_20_Normal" table:formula="of:=[.F6]+[.G6]" office:value-type="float" office:value="549.908790082962">
            <text:p>549.90879008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0">
            <text:p>570</text:p>
          </table:table-cell>
          <table:table-cell office:value-type="float" office:value="512">
            <text:p>512</text:p>
          </table:table-cell>
          <table:table-cell office:value-type="float" office:value="457">
            <text:p>457</text:p>
          </table:table-cell>
          <table:table-cell office:value-type="float" office:value="455">
            <text:p>455</text:p>
          </table:table-cell>
          <table:table-cell table:formula="of:=AVERAGE([.B7:.E7])" office:value-type="float" office:value="498.5">
            <text:p>498.5</text:p>
          </table:table-cell>
          <table:table-cell table:style-name="Excel_20_Built-in_20_Normal" table:formula="of:=STDEV([.B7:.E7])" office:value-type="float" office:value="54.4946480552601">
            <text:p>54.4946480553</text:p>
          </table:table-cell>
          <table:table-cell table:style-name="Excel_20_Built-in_20_Normal" table:formula="of:=[.F7]-[.G7]" office:value-type="float" office:value="444.00535194474">
            <text:p>444.0053519447</text:p>
          </table:table-cell>
          <table:table-cell table:style-name="Excel_20_Built-in_20_Normal" table:formula="of:=[.F7]+[.G7]" office:value-type="float" office:value="552.99464805526">
            <text:p>552.994648055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9">
            <text:p>569</text:p>
          </table:table-cell>
          <table:table-cell office:value-type="float" office:value="508">
            <text:p>508</text:p>
          </table:table-cell>
          <table:table-cell office:value-type="float" office:value="456">
            <text:p>456</text:p>
          </table:table-cell>
          <table:table-cell office:value-type="float" office:value="457">
            <text:p>457</text:p>
          </table:table-cell>
          <table:table-cell table:formula="of:=AVERAGE([.B8:.E8])" office:value-type="float" office:value="497.5">
            <text:p>497.5</text:p>
          </table:table-cell>
          <table:table-cell table:style-name="Excel_20_Built-in_20_Normal" table:formula="of:=STDEV([.B8:.E8])" office:value-type="float" office:value="53.494548008808">
            <text:p>53.4945480088</text:p>
          </table:table-cell>
          <table:table-cell table:style-name="Excel_20_Built-in_20_Normal" table:formula="of:=[.F8]-[.G8]" office:value-type="float" office:value="444.005451991192">
            <text:p>444.0054519912</text:p>
          </table:table-cell>
          <table:table-cell table:style-name="Excel_20_Built-in_20_Normal" table:formula="of:=[.F8]+[.G8]" office:value-type="float" office:value="550.994548008808">
            <text:p>550.994548008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6">
            <text:p>576</text:p>
          </table:table-cell>
          <table:table-cell office:value-type="float" office:value="461">
            <text:p>461</text:p>
          </table:table-cell>
          <table:table-cell office:value-type="float" office:value="481">
            <text:p>481</text:p>
          </table:table-cell>
          <table:table-cell office:value-type="float" office:value="511">
            <text:p>511</text:p>
          </table:table-cell>
          <table:table-cell table:formula="of:=AVERAGE([.B9:.E9])" office:value-type="float" office:value="507.25">
            <text:p>507.25</text:p>
          </table:table-cell>
          <table:table-cell table:style-name="Excel_20_Built-in_20_Normal" table:formula="of:=STDEV([.B9:.E9])" office:value-type="float" office:value="50.2286438863988">
            <text:p>50.2286438864</text:p>
          </table:table-cell>
          <table:table-cell table:style-name="Excel_20_Built-in_20_Normal" table:formula="of:=[.F9]-[.G9]" office:value-type="float" office:value="457.021356113601">
            <text:p>457.0213561136</text:p>
          </table:table-cell>
          <table:table-cell table:style-name="Excel_20_Built-in_20_Normal" table:formula="of:=[.F9]+[.G9]" office:value-type="float" office:value="557.478643886399">
            <text:p>557.478643886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4">
            <text:p>574</text:p>
          </table:table-cell>
          <table:table-cell office:value-type="float" office:value="453">
            <text:p>453</text:p>
          </table:table-cell>
          <table:table-cell office:value-type="float" office:value="452">
            <text:p>452</text:p>
          </table:table-cell>
          <table:table-cell office:value-type="float" office:value="453">
            <text:p>453</text:p>
          </table:table-cell>
          <table:table-cell table:formula="of:=AVERAGE([.B10:.E10])" office:value-type="float" office:value="483">
            <text:p>483</text:p>
          </table:table-cell>
          <table:table-cell table:style-name="Excel_20_Built-in_20_Normal" table:formula="of:=STDEV([.B10:.E10])" office:value-type="float" office:value="60.6684981408529">
            <text:p>60.6684981409</text:p>
          </table:table-cell>
          <table:table-cell table:style-name="Excel_20_Built-in_20_Normal" table:formula="of:=[.F10]-[.G10]" office:value-type="float" office:value="422.331501859147">
            <text:p>422.3315018591</text:p>
          </table:table-cell>
          <table:table-cell table:style-name="Excel_20_Built-in_20_Normal" table:formula="of:=[.F10]+[.G10]" office:value-type="float" office:value="543.668498140853">
            <text:p>543.668498140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68">
            <text:p>568</text:p>
          </table:table-cell>
          <table:table-cell office:value-type="float" office:value="446">
            <text:p>446</text:p>
          </table:table-cell>
          <table:table-cell office:value-type="float" office:value="473">
            <text:p>473</text:p>
          </table:table-cell>
          <table:table-cell office:value-type="float" office:value="447">
            <text:p>447</text:p>
          </table:table-cell>
          <table:table-cell table:formula="of:=AVERAGE([.B11:.E11])" office:value-type="float" office:value="483.5">
            <text:p>483.5</text:p>
          </table:table-cell>
          <table:table-cell table:style-name="Excel_20_Built-in_20_Normal" table:formula="of:=STDEV([.B11:.E11])" office:value-type="float" office:value="57.7032639169282">
            <text:p>57.7032639169</text:p>
          </table:table-cell>
          <table:table-cell table:style-name="Excel_20_Built-in_20_Normal" table:formula="of:=[.F11]-[.G11]" office:value-type="float" office:value="425.796736083072">
            <text:p>425.7967360831</text:p>
          </table:table-cell>
          <table:table-cell table:style-name="Excel_20_Built-in_20_Normal" table:formula="of:=[.F11]+[.G11]" office:value-type="float" office:value="541.203263916928">
            <text:p>541.203263916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0">
            <text:p>520</text:p>
          </table:table-cell>
          <table:table-cell office:value-type="float" office:value="539">
            <text:p>539</text:p>
          </table:table-cell>
          <table:table-cell office:value-type="float" office:value="498">
            <text:p>498</text:p>
          </table:table-cell>
          <table:table-cell office:value-type="float" office:value="432">
            <text:p>432</text:p>
          </table:table-cell>
          <table:table-cell table:formula="of:=AVERAGE([.B12:.E12])" office:value-type="float" office:value="497.25">
            <text:p>497.25</text:p>
          </table:table-cell>
          <table:table-cell table:style-name="Excel_20_Built-in_20_Normal" table:formula="of:=STDEV([.B12:.E12])" office:value-type="float" office:value="46.61455423649">
            <text:p>46.6145542365</text:p>
          </table:table-cell>
          <table:table-cell table:style-name="Excel_20_Built-in_20_Normal" table:formula="of:=[.F12]-[.G12]" office:value-type="float" office:value="450.63544576351">
            <text:p>450.6354457635</text:p>
          </table:table-cell>
          <table:table-cell table:style-name="Excel_20_Built-in_20_Normal" table:formula="of:=[.F12]+[.G12]" office:value-type="float" office:value="543.86455423649">
            <text:p>543.864554236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9">
            <text:p>489</text:p>
          </table:table-cell>
          <table:table-cell office:value-type="float" office:value="428">
            <text:p>428</text:p>
          </table:table-cell>
          <table:table-cell office:value-type="float" office:value="396">
            <text:p>396</text:p>
          </table:table-cell>
          <table:table-cell office:value-type="float" office:value="391">
            <text:p>391</text:p>
          </table:table-cell>
          <table:table-cell table:formula="of:=AVERAGE([.B13:.E13])" office:value-type="float" office:value="426">
            <text:p>426</text:p>
          </table:table-cell>
          <table:table-cell table:style-name="Excel_20_Built-in_20_Normal" table:formula="of:=STDEV([.B13:.E13])" office:value-type="float" office:value="45.085104709501">
            <text:p>45.0851047095</text:p>
          </table:table-cell>
          <table:table-cell table:style-name="Excel_20_Built-in_20_Normal" table:formula="of:=[.F13]-[.G13]" office:value-type="float" office:value="380.914895290499">
            <text:p>380.9148952905</text:p>
          </table:table-cell>
          <table:table-cell table:style-name="Excel_20_Built-in_20_Normal" table:formula="of:=[.F13]+[.G13]" office:value-type="float" office:value="471.085104709501">
            <text:p>471.085104709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6">
            <text:p>356</text:p>
          </table:table-cell>
          <table:table-cell office:value-type="float" office:value="353">
            <text:p>353</text:p>
          </table:table-cell>
          <table:table-cell office:value-type="float" office:value="313">
            <text:p>313</text:p>
          </table:table-cell>
          <table:table-cell office:value-type="float" office:value="283">
            <text:p>283</text:p>
          </table:table-cell>
          <table:table-cell table:formula="of:=AVERAGE([.B14:.E14])" office:value-type="float" office:value="326.25">
            <text:p>326.25</text:p>
          </table:table-cell>
          <table:table-cell table:style-name="Excel_20_Built-in_20_Normal" table:formula="of:=STDEV([.B14:.E14])" office:value-type="float" office:value="34.8652166683836">
            <text:p>34.8652166684</text:p>
          </table:table-cell>
          <table:table-cell table:style-name="Excel_20_Built-in_20_Normal" table:formula="of:=[.F14]-[.G14]" office:value-type="float" office:value="291.384783331616">
            <text:p>291.3847833316</text:p>
          </table:table-cell>
          <table:table-cell table:style-name="Excel_20_Built-in_20_Normal" table:formula="of:=[.F14]+[.G14]" office:value-type="float" office:value="361.115216668384">
            <text:p>361.115216668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6">
            <text:p>206</text:p>
          </table:table-cell>
          <table:table-cell office:value-type="float" office:value="189">
            <text:p>189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table:formula="of:=AVERAGE([.B15:.E15])" office:value-type="float" office:value="193">
            <text:p>193</text:p>
          </table:table-cell>
          <table:table-cell table:style-name="Excel_20_Built-in_20_Normal" table:formula="of:=STDEV([.B15:.E15])" office:value-type="float" office:value="8.67947771086102">
            <text:p>8.6794777109</text:p>
          </table:table-cell>
          <table:table-cell table:style-name="Excel_20_Built-in_20_Normal" table:formula="of:=[.F15]-[.G15]" office:value-type="float" office:value="184.320522289139">
            <text:p>184.3205222891</text:p>
          </table:table-cell>
          <table:table-cell table:style-name="Excel_20_Built-in_20_Normal" table:formula="of:=[.F15]+[.G15]" office:value-type="float" office:value="201.679477710861">
            <text:p>201.6794777109</text:p>
          </table:table-cell>
          <table:table-cell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Good upgrade of DG size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from</text:p>
          </table:table-cell>
          <table:table-cell table:style-name="Default"/>
          <table:table-cell office:value-type="string">
            <text:p>to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18, 20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office:value-type="string">
            <text:p>18, 20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6">
            <text:p>6</text:p>
          </table:table-cell>
          <table:table-cell table:style-name="Default"/>
          <table:table-cell office:value-type="string">
            <text:p>18, 20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8">
            <text:p>8</text:p>
          </table:table-cell>
          <table:table-cell table:style-name="Default"/>
          <table:table-cell office:value-type="string">
            <text:p>18, 20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0">
            <text:p>10</text:p>
          </table:table-cell>
          <table:table-cell table:style-name="Default"/>
          <table:table-cell office:value-type="string">
            <text:p>18, 20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2">
            <text:p>12</text:p>
          </table:table-cell>
          <table:table-cell table:style-name="Default"/>
          <table:table-cell office:value-type="string">
            <text:p>18, 20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4">
            <text:p>14</text:p>
          </table:table-cell>
          <table:table-cell table:style-name="Default"/>
          <table:table-cell office:value-type="string">
            <text:p>18, 20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6">
            <text:p>16</text:p>
          </table:table-cell>
          <table:table-cell table:style-name="Default"/>
          <table:table-cell office:value-type="string">
            <text:p>18, 20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8">
            <text:p>18</text:p>
          </table:table-cell>
          <table:table-cell table:style-name="Default"/>
          <table:table-cell office:value-type="float" office:value="20">
            <text:p>20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20">
            <text:p>20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</table:table>
      <table:table table:name="WFACT" table:style-name="ta4" table:print="false">
        <table:table-column table:style-name="co2" table:number-columns-repeated="3" table:default-cell-style-name="Excel_20_Built-in_20_Normal"/>
        <table:table-column table:style-name="co2" table:default-cell-style-name="Default"/>
        <table:table-column table:style-name="co2" table:number-columns-repeated="2" table:default-cell-style-name="Excel_20_Built-in_20_Normal"/>
        <table:table-column table:style-name="co2" table:number-columns-repeated="4" table:default-cell-style-name="Default"/>
        <table:table-row table:style-name="ro1">
          <table:table-cell office:value-type="string">
            <text:p>WFACT</text:p>
          </table:table-cell>
          <table:table-cell office:value-type="string">
            <text:p>tail-heavy</text:p>
          </table:table-cell>
          <table:table-cell/>
          <table:table-cell table:style-name="Excel_20_Built-in_20_Normal"/>
          <table:table-cell table:number-columns-repeated="6"/>
        </table:table-row>
        <table:table-row table:style-name="ro1">
          <table:table-cell table:number-columns-repeated="3"/>
          <table:table-cell table:style-name="Excel_20_Built-in_20_Normal"/>
          <table:table-cell table:number-columns-repeated="6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table:style-name="Excel_20_Built-in_20_Normal" office:value-type="string">
            <text:p>Std. Dev</text:p>
          </table:table-cell>
          <table:table-cell table:style-name="Excel_20_Built-in_20_Normal" office:value-type="string">
            <text:p>- Ave</text:p>
          </table:table-cell>
          <table:table-cell table:style-name="Excel_20_Built-in_20_Normal" office:value-type="string">
            <text:p>+ Ave</text:p>
          </table:table-cell>
          <table:table-cell>
            <draw:frame table:end-cell-address="WFACT.Q22" table:end-x="0.2138in" table:end-y="0.0665in" draw:z-index="0" draw:style-name="gr1" svg:width="6.2988in" svg:height="3.5311in" svg:x="0.1382in" svg:y="0.113in">
              <draw:object draw:notify-on-update-of-ranges="WFACT.A5:WFACT.A14 WFACT.F3:WFACT.F4 WFACT.F5:WFACT.F14 WFACT.H3:WFACT.H4 WFACT.H5:WFACT.H14 WFACT.I3:WFACT.I4 WFACT.I5:WFACT.I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table:style-name="Excel_20_Built-in_20_Normal" table:number-columns-repeated="3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1">
            <text:p>401</text:p>
          </table:table-cell>
          <table:table-cell office:value-type="float" office:value="393">
            <text:p>393</text:p>
          </table:table-cell>
          <table:table-cell office:value-type="float" office:value="300">
            <text:p>300</text:p>
          </table:table-cell>
          <table:table-cell office:value-type="float" office:value="300">
            <text:p>300</text:p>
          </table:table-cell>
          <table:table-cell table:formula="of:=AVERAGE([.B5:.E5])" office:value-type="float" office:value="348.5">
            <text:p>348.5</text:p>
          </table:table-cell>
          <table:table-cell table:style-name="Excel_20_Built-in_20_Normal" table:formula="of:=STDEV([.B5:.E5])" office:value-type="float" office:value="56.098128311023">
            <text:p>56.098128311</text:p>
          </table:table-cell>
          <table:table-cell table:style-name="Excel_20_Built-in_20_Normal" table:formula="of:=[.F5]-[.G5]" office:value-type="float" office:value="292.401871688977">
            <text:p>292.401871689</text:p>
          </table:table-cell>
          <table:table-cell table:style-name="Excel_20_Built-in_20_Normal" table:formula="of:=[.F5]+[.G5]" office:value-type="float" office:value="404.598128311023">
            <text:p>404.59812831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4">
            <text:p>334</text:p>
          </table:table-cell>
          <table:table-cell office:value-type="float" office:value="203">
            <text:p>203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table:formula="of:=AVERAGE([.B6:.E6])" office:value-type="float" office:value="243">
            <text:p>243</text:p>
          </table:table-cell>
          <table:table-cell table:style-name="Excel_20_Built-in_20_Normal" table:formula="of:=STDEV([.B6:.E6])" office:value-type="float" office:value="61.0518904976196">
            <text:p>61.0518904976</text:p>
          </table:table-cell>
          <table:table-cell table:style-name="Excel_20_Built-in_20_Normal" table:formula="of:=[.F6]-[.G6]" office:value-type="float" office:value="181.94810950238">
            <text:p>181.9481095024</text:p>
          </table:table-cell>
          <table:table-cell table:style-name="Excel_20_Built-in_20_Normal" table:formula="of:=[.F6]+[.G6]" office:value-type="float" office:value="304.05189049762">
            <text:p>304.051890497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1">
            <text:p>311</text:p>
          </table:table-cell>
          <table:table-cell office:value-type="float" office:value="204">
            <text:p>204</text:p>
          </table:table-cell>
          <table:table-cell office:value-type="float" office:value="196">
            <text:p>196</text:p>
          </table:table-cell>
          <table:table-cell office:value-type="float" office:value="196">
            <text:p>196</text:p>
          </table:table-cell>
          <table:table-cell table:formula="of:=AVERAGE([.B7:.E7])" office:value-type="float" office:value="226.75">
            <text:p>226.75</text:p>
          </table:table-cell>
          <table:table-cell table:style-name="Excel_20_Built-in_20_Normal" table:formula="of:=STDEV([.B7:.E7])" office:value-type="float" office:value="56.2931316118287">
            <text:p>56.2931316118</text:p>
          </table:table-cell>
          <table:table-cell table:style-name="Excel_20_Built-in_20_Normal" table:formula="of:=[.F7]-[.G7]" office:value-type="float" office:value="170.456868388171">
            <text:p>170.4568683882</text:p>
          </table:table-cell>
          <table:table-cell table:style-name="Excel_20_Built-in_20_Normal" table:formula="of:=[.F7]+[.G7]" office:value-type="float" office:value="283.043131611829">
            <text:p>283.043131611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7">
            <text:p>197</text:p>
          </table:table-cell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office:value-type="float" office:value="190">
            <text:p>190</text:p>
          </table:table-cell>
          <table:table-cell table:formula="of:=AVERAGE([.B8:.E8])" office:value-type="float" office:value="191.25">
            <text:p>191.25</text:p>
          </table:table-cell>
          <table:table-cell table:style-name="Excel_20_Built-in_20_Normal" table:formula="of:=STDEV([.B8:.E8])" office:value-type="float" office:value="3.947573094109">
            <text:p>3.9475730941</text:p>
          </table:table-cell>
          <table:table-cell table:style-name="Excel_20_Built-in_20_Normal" table:formula="of:=[.F8]-[.G8]" office:value-type="float" office:value="187.302426905891">
            <text:p>187.3024269059</text:p>
          </table:table-cell>
          <table:table-cell table:style-name="Excel_20_Built-in_20_Normal" table:formula="of:=[.F8]+[.G8]" office:value-type="float" office:value="195.197573094109">
            <text:p>195.197573094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1">
            <text:p>301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formula="of:=AVERAGE([.B9:.E9])" office:value-type="float" office:value="214.5">
            <text:p>214.5</text:p>
          </table:table-cell>
          <table:table-cell table:style-name="Excel_20_Built-in_20_Normal" table:formula="of:=STDEV([.B9:.E9])" office:value-type="float" office:value="57.6685934167521">
            <text:p>57.6685934168</text:p>
          </table:table-cell>
          <table:table-cell table:style-name="Excel_20_Built-in_20_Normal" table:formula="of:=[.F9]-[.G9]" office:value-type="float" office:value="156.831406583248">
            <text:p>156.8314065832</text:p>
          </table:table-cell>
          <table:table-cell table:style-name="Excel_20_Built-in_20_Normal" table:formula="of:=[.F9]+[.G9]" office:value-type="float" office:value="272.168593416752">
            <text:p>272.168593416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table:formula="of:=AVERAGE([.B10:.E10])" office:value-type="float" office:value="185.5">
            <text:p>185.5</text:p>
          </table:table-cell>
          <table:table-cell table:style-name="Excel_20_Built-in_20_Normal" table:formula="of:=STDEV([.B10:.E10])" office:value-type="float" office:value="0.577350269189626">
            <text:p>0.5773502692</text:p>
          </table:table-cell>
          <table:table-cell table:style-name="Excel_20_Built-in_20_Normal" table:formula="of:=[.F10]-[.G10]" office:value-type="float" office:value="184.92264973081">
            <text:p>184.9226497308</text:p>
          </table:table-cell>
          <table:table-cell table:style-name="Excel_20_Built-in_20_Normal" table:formula="of:=[.F10]+[.G10]" office:value-type="float" office:value="186.07735026919">
            <text:p>186.077350269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9">
            <text:p>299</text:p>
          </table:table-cell>
          <table:table-cell office:value-type="float" office:value="185">
            <text:p>185</text:p>
          </table:table-cell>
          <table:table-cell office:value-type="float" office:value="196">
            <text:p>196</text:p>
          </table:table-cell>
          <table:table-cell office:value-type="float" office:value="196">
            <text:p>196</text:p>
          </table:table-cell>
          <table:table-cell table:formula="of:=AVERAGE([.B11:.E11])" office:value-type="float" office:value="219">
            <text:p>219</text:p>
          </table:table-cell>
          <table:table-cell table:style-name="Excel_20_Built-in_20_Normal" table:formula="of:=STDEV([.B11:.E11])" office:value-type="float" office:value="53.5848237221448">
            <text:p>53.5848237221</text:p>
          </table:table-cell>
          <table:table-cell table:style-name="Excel_20_Built-in_20_Normal" table:formula="of:=[.F11]-[.G11]" office:value-type="float" office:value="165.415176277855">
            <text:p>165.4151762779</text:p>
          </table:table-cell>
          <table:table-cell table:style-name="Excel_20_Built-in_20_Normal" table:formula="of:=[.F11]+[.G11]" office:value-type="float" office:value="272.584823722145">
            <text:p>272.584823722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7">
            <text:p>187</text:p>
          </table:table-cell>
          <table:table-cell office:value-type="float" office:value="185">
            <text:p>185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table:formula="of:=AVERAGE([.B12:.E12])" office:value-type="float" office:value="185.75">
            <text:p>185.75</text:p>
          </table:table-cell>
          <table:table-cell table:style-name="Excel_20_Built-in_20_Normal" table:formula="of:=STDEV([.B12:.E12])" office:value-type="float" office:value="0.957427107756338">
            <text:p>0.9574271078</text:p>
          </table:table-cell>
          <table:table-cell table:style-name="Excel_20_Built-in_20_Normal" table:formula="of:=[.F12]-[.G12]" office:value-type="float" office:value="184.792572892244">
            <text:p>184.7925728922</text:p>
          </table:table-cell>
          <table:table-cell table:style-name="Excel_20_Built-in_20_Normal" table:formula="of:=[.F12]+[.G12]" office:value-type="float" office:value="186.707427107756">
            <text:p>186.707427107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">
            <text:p>196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table:formula="of:=AVERAGE([.B13:.E13])" office:value-type="float" office:value="187.75">
            <text:p>187.75</text:p>
          </table:table-cell>
          <table:table-cell table:style-name="Excel_20_Built-in_20_Normal" table:formula="of:=STDEV([.B13:.E13])" office:value-type="float" office:value="5.56027577253743">
            <text:p>5.5602757725</text:p>
          </table:table-cell>
          <table:table-cell table:style-name="Excel_20_Built-in_20_Normal" table:formula="of:=[.F13]-[.G13]" office:value-type="float" office:value="182.189724227463">
            <text:p>182.1897242275</text:p>
          </table:table-cell>
          <table:table-cell table:style-name="Excel_20_Built-in_20_Normal" table:formula="of:=[.F13]+[.G13]" office:value-type="float" office:value="193.310275772537">
            <text:p>193.310275772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5">
            <text:p>185</text:p>
          </table:table-cell>
          <table:table-cell office:value-type="float" office:value="197">
            <text:p>197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table:formula="of:=AVERAGE([.B14:.E14])" office:value-type="float" office:value="188.25">
            <text:p>188.25</text:p>
          </table:table-cell>
          <table:table-cell table:style-name="Excel_20_Built-in_20_Normal" table:formula="of:=STDEV([.B14:.E14])" office:value-type="float" office:value="5.85234995535981">
            <text:p>5.8523499554</text:p>
          </table:table-cell>
          <table:table-cell table:style-name="Excel_20_Built-in_20_Normal" table:formula="of:=[.F14]-[.G14]" office:value-type="float" office:value="182.39765004464">
            <text:p>182.3976500446</text:p>
          </table:table-cell>
          <table:table-cell table:style-name="Excel_20_Built-in_20_Normal" table:formula="of:=[.F14]+[.G14]" office:value-type="float" office:value="194.10234995536">
            <text:p>194.1023499554</text:p>
          </table:table-cell>
          <table:table-cell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Good upgrade of DG size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from</text:p>
          </table:table-cell>
          <table:table-cell table:style-name="Default"/>
          <table:table-cell office:value-type="string">
            <text:p>to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6, 8, 10, 12, 14, 16, 18, 20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6">
            <text:p>6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8">
            <text:p>8</text:p>
          </table:table-cell>
          <table:table-cell table:style-name="Default"/>
          <table:table-cell office:value-type="string">
            <text:p>12, 16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0">
            <text:p>10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2">
            <text:p>12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4">
            <text:p>14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6">
            <text:p>16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8">
            <text:p>18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20">
            <text:p>20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08/16/2011</text:date>, <text:time>06:1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16T06:14:59.45</dc:date>
    <meta:generator>OpenOffice.org/3.3$Win32 OpenOffice.org_project/330m20$Build-9567</meta:generator>
    <meta:editing-duration>PT2H59M46S</meta:editing-duration>
    <meta:editing-cycles>5</meta:editing-cycles>
    <meta:document-statistic meta:table-count="6" meta:cell-count="70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symbol-type="automatic" chart:symbol-width="0.176cm" chart:symbol-height="0.176cm"/>
      <style:graphic-properties svg:stroke-width="0.079cm" svg:stroke-color="#4a7ebb" draw:fill-color="#4a7ebb"/>
      <style:text-properties fo:font-size="10pt" style:font-size-asian="10pt" style:font-size-complex="10pt"/>
    </style:style>
    <style:style style:name="ch11" style:family="chart" style:data-style-name="N5000">
      <style:chart-properties chart:symbol-type="automatic" chart:symbol-width="0.176cm" chart:symbol-height="0.176cm"/>
      <style:graphic-properties svg:stroke-width="0.079cm" svg:stroke-color="#be4b48" draw:fill-color="#be4b48"/>
      <style:text-properties fo:font-size="10pt" style:font-size-asian="10pt" style:font-size-complex="10pt"/>
    </style:style>
    <style:style style:name="ch12" style:family="chart" style:data-style-name="N5000">
      <style:chart-properties chart:symbol-type="automatic" chart:symbol-width="0.176cm" chart:symbol-height="0.176cm"/>
      <style:graphic-properties svg:stroke-width="0.079cm" svg:stroke-color="#98b855" draw:fill-color="#98b855"/>
      <style:text-properties fo:font-size="10pt" style:font-size-asian="10pt" style:font-size-complex="10pt"/>
    </style:style>
    <style:style style:name="ch13" style:family="chart" style:data-style-name="N5000">
      <style:chart-properties chart:symbol-type="automatic" chart:symbol-width="0.176cm" chart:symbol-height="0.176cm"/>
      <style:graphic-properties svg:stroke-width="0.079cm" svg:stroke-color="#7d5fa0" draw:fill-color="#7d5fa0"/>
      <style:text-properties fo:font-size="10pt" style:font-size-asian="10pt" style:font-size-complex="10pt"/>
    </style:style>
    <style:style style:name="ch14" style:family="chart" style:data-style-name="N5000">
      <style:chart-properties chart:symbol-type="automatic" chart:symbol-width="0.176cm" chart:symbol-height="0.176cm"/>
      <style:graphic-properties svg:stroke-width="0.079cm" svg:stroke-color="#46aac4" draw:fill-color="#46aac4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754cm" svg:height="7.122cm" xlink:href=".." xlink:type="simple" chart:class="chart:line" chart:style-name="ch1">
        <chart:title svg:x="5.063cm" svg:y="0.278cm" chart:style-name="ch2">
          <text:p>Parallel Time</text:p>
        </chart:title>
        <chart:legend chart:legend-position="end" svg:x="10.94cm" svg:y="2.366cm" chart:style-name="ch3"/>
        <chart:plot-area chart:style-name="ch4" table:cell-range-address="All.A3:All.F14" chart:data-source-has-labels="both" svg:x="1.293cm" svg:y="1.483cm" svg:width="9.137cm" svg:height="4.489cm">
          <chartooo:coordinate-region svg:x="2.1cm" svg:y="1.683cm" svg:width="8.143cm" svg:height="3.642cm"/>
          <chart:axis chart:dimension="x" chart:name="primary-x" chart:style-name="ch5">
            <chart:title svg:x="5.222cm" svg:y="6.115cm" chart:style-name="ch6">
              <text:p>DG Size</text:p>
            </chart:title>
            <chart:categories table:cell-range-address="All.A4:All.A14"/>
          </chart:axis>
          <chart:axis chart:dimension="y" chart:name="primary-y" chart:style-name="ch7">
            <chart:title svg:x="0.451cm" svg:y="4.75cm" chart:style-name="ch8">
              <text:p>Parallel Time</text:p>
            </chart:title>
            <chart:grid chart:style-name="ch9" chart:class="major"/>
          </chart:axis>
          <chart:series chart:style-name="ch10" chart:values-cell-range-address="All.B4:All.B14" chart:label-cell-address="All.B3:All.B3" chart:class="chart:line">
            <chart:data-point chart:repeated="11"/>
          </chart:series>
          <chart:series chart:style-name="ch11" chart:values-cell-range-address="All.C4:All.C14" chart:label-cell-address="All.C3:All.C3" chart:class="chart:line">
            <chart:data-point chart:repeated="11"/>
          </chart:series>
          <chart:series chart:style-name="ch12" chart:values-cell-range-address="All.D4:All.D14" chart:label-cell-address="All.D3:All.D3" chart:class="chart:line">
            <chart:data-point chart:repeated="11"/>
          </chart:series>
          <chart:series chart:style-name="ch13" chart:values-cell-range-address="All.E4:All.E14" chart:label-cell-address="All.E3:All.E3" chart:class="chart:line">
            <chart:data-point chart:repeated="11"/>
          </chart:series>
          <chart:series chart:style-name="ch14" chart:values-cell-range-address="All.F4:All.F14" chart:label-cell-address="All.F3:All.F3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All.B3:All.B3</svg:desc>
                </draw:g>
              </table:table-cell>
              <table:table-cell office:value-type="string">
                <text:p>FSC</text:p>
                <draw:g>
                  <svg:desc>All.C3:All.C3</svg:desc>
                </draw:g>
              </table:table-cell>
              <table:table-cell office:value-type="string">
                <text:p>GSS</text:p>
                <draw:g>
                  <svg:desc>All.D3:All.D3</svg:desc>
                </draw:g>
              </table:table-cell>
              <table:table-cell office:value-type="string">
                <text:p>FACT</text:p>
                <draw:g>
                  <svg:desc>All.E3:All.E3</svg:desc>
                </draw:g>
              </table:table-cell>
              <table:table-cell office:value-type="string">
                <text:p>WFACT</text:p>
                <draw:g>
                  <svg:desc>All.F3:All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All.A4:All.A14</svg:desc>
                </draw:g>
              </table:table-cell>
              <table:table-cell office:value-type="float" office:value="NaN">
                <text:p>NaN</text:p>
                <draw:g>
                  <svg:desc>All.B4:All.B14</svg:desc>
                </draw:g>
              </table:table-cell>
              <table:table-cell office:value-type="float" office:value="NaN">
                <text:p>NaN</text:p>
                <draw:g>
                  <svg:desc>All.C4:All.C14</svg:desc>
                </draw:g>
              </table:table-cell>
              <table:table-cell office:value-type="float" office:value="NaN">
                <text:p>NaN</text:p>
                <draw:g>
                  <svg:desc>All.D4:All.D14</svg:desc>
                </draw:g>
              </table:table-cell>
              <table:table-cell office:value-type="float" office:value="NaN">
                <text:p>NaN</text:p>
                <draw:g>
                  <svg:desc>All.E4:All.E14</svg:desc>
                </draw:g>
              </table:table-cell>
              <table:table-cell office:value-type="float" office:value="NaN">
                <text:p>NaN</text:p>
                <draw:g>
                  <svg:desc>All.F4:All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6">
                <text:p>466</text:p>
              </table:table-cell>
              <table:table-cell office:value-type="float" office:value="351.25">
                <text:p>351.25</text:p>
              </table:table-cell>
              <table:table-cell office:value-type="float" office:value="298.3333333333">
                <text:p>298.3333333333</text:p>
              </table:table-cell>
              <table:table-cell office:value-type="float" office:value="495.25">
                <text:p>495.25</text:p>
              </table:table-cell>
              <table:table-cell office:value-type="float" office:value="348.5">
                <text:p>34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8.25">
                <text:p>298.25</text:p>
              </table:table-cell>
              <table:table-cell office:value-type="float" office:value="306">
                <text:p>306</text:p>
              </table:table-cell>
              <table:table-cell office:value-type="float" office:value="216.3333333333">
                <text:p>216.3333333333</text:p>
              </table:table-cell>
              <table:table-cell office:value-type="float" office:value="498.5">
                <text:p>498.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0.5">
                <text:p>310.5</text:p>
              </table:table-cell>
              <table:table-cell office:value-type="float" office:value="300.5">
                <text:p>300.5</text:p>
              </table:table-cell>
              <table:table-cell office:value-type="float" office:value="195.3333333333">
                <text:p>195.3333333333</text:p>
              </table:table-cell>
              <table:table-cell office:value-type="float" office:value="497.5">
                <text:p>497.5</text:p>
              </table:table-cell>
              <table:table-cell office:value-type="float" office:value="226.75">
                <text:p>226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9.75">
                <text:p>319.75</text:p>
              </table:table-cell>
              <table:table-cell office:value-type="float" office:value="299.75">
                <text:p>299.75</text:p>
              </table:table-cell>
              <table:table-cell office:value-type="float" office:value="188.6666666667">
                <text:p>188.6666666667</text:p>
              </table:table-cell>
              <table:table-cell office:value-type="float" office:value="507.25">
                <text:p>507.25</text:p>
              </table:table-cell>
              <table:table-cell office:value-type="float" office:value="191.25">
                <text:p>191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9.5">
                <text:p>509.5</text:p>
              </table:table-cell>
              <table:table-cell office:value-type="float" office:value="298.75">
                <text:p>298.75</text:p>
              </table:table-cell>
              <table:table-cell office:value-type="float" office:value="189.3333333333">
                <text:p>189.3333333333</text:p>
              </table:table-cell>
              <table:table-cell office:value-type="float" office:value="483">
                <text:p>483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1">
                <text:p>291</text:p>
              </table:table-cell>
              <table:table-cell office:value-type="float" office:value="299.5">
                <text:p>299.5</text:p>
              </table:table-cell>
              <table:table-cell office:value-type="float" office:value="186.3333333333">
                <text:p>186.3333333333</text:p>
              </table:table-cell>
              <table:table-cell office:value-type="float" office:value="483.5">
                <text:p>483.5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7.5">
                <text:p>297.5</text:p>
              </table:table-cell>
              <table:table-cell office:value-type="float" office:value="299.25">
                <text:p>299.25</text:p>
              </table:table-cell>
              <table:table-cell office:value-type="float" office:value="185.3333333333">
                <text:p>185.3333333333</text:p>
              </table:table-cell>
              <table:table-cell office:value-type="float" office:value="497.25">
                <text:p>497.2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5.5">
                <text:p>325.5</text:p>
              </table:table-cell>
              <table:table-cell office:value-type="float" office:value="299.75">
                <text:p>299.75</text:p>
              </table:table-cell>
              <table:table-cell office:value-type="float" office:value="185.3333333333">
                <text:p>185.3333333333</text:p>
              </table:table-cell>
              <table:table-cell office:value-type="float" office:value="426">
                <text:p>426</text:p>
              </table:table-cell>
              <table:table-cell office:value-type="float" office:value="185.75">
                <text:p>185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.25">
                <text:p>306.25</text:p>
              </table:table-cell>
              <table:table-cell office:value-type="float" office:value="313">
                <text:p>313</text:p>
              </table:table-cell>
              <table:table-cell office:value-type="float" office:value="181.6666666667">
                <text:p>181.6666666667</text:p>
              </table:table-cell>
              <table:table-cell office:value-type="float" office:value="326.25">
                <text:p>326.25</text:p>
              </table:table-cell>
              <table:table-cell office:value-type="float" office:value="187.75">
                <text:p>187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.25">
                <text:p>290.25</text:p>
              </table:table-cell>
              <table:table-cell office:value-type="float" office:value="299.25">
                <text:p>299.25</text:p>
              </table:table-cell>
              <table:table-cell office:value-type="float" office:value="188">
                <text:p>188</text:p>
              </table:table-cell>
              <table:table-cell office:value-type="float" office:value="193">
                <text:p>193</text:p>
              </table:table-cell>
              <table:table-cell office:value-type="float" office:value="188.25">
                <text:p>188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5.906cm" svg:y="0.316cm" chart:style-name="ch2">
          <text:p>WFACT (Tail-Heavy)</text:p>
        </chart:title>
        <chart:legend chart:legend-position="end" svg:x="13.868cm" svg:y="3.716cm" chart:style-name="ch3"/>
        <chart:plot-area chart:style-name="ch4" table:cell-range-address="WFACT.A5:WFACT.A14 WFACT.F3:WFACT.F14 WFACT.H3:WFACT.I14" chart:data-source-has-labels="both" svg:x="1.358cm" svg:y="1.635cm" svg:width="11.87cm" svg:height="6.177cm">
          <chartooo:coordinate-region svg:x="2.165cm" svg:y="1.847cm" svg:width="10.876cm" svg:height="5.292cm"/>
          <chart:axis chart:dimension="x" chart:name="primary-x" chart:style-name="ch5">
            <chart:title svg:x="6.654cm" svg:y="7.993cm" chart:style-name="ch6">
              <text:p>DG Size</text:p>
            </chart:title>
            <chart:categories table:cell-range-address="WFACT.A5:WFACT.A14"/>
          </chart:axis>
          <chart:axis chart:dimension="y" chart:name="primary-y" chart:style-name="ch7">
            <chart:title svg:x="0.451cm" svg:y="5.574cm" chart:style-name="ch8">
              <text:p>Exec. Time</text:p>
            </chart:title>
            <chart:grid chart:style-name="ch9" chart:class="major"/>
          </chart:axis>
          <chart:series chart:style-name="ch10" chart:values-cell-range-address="WFACT.F5:WFACT.F14" chart:label-cell-address="WFACT.F3:WFACT.F4" chart:class="chart:line">
            <chart:data-point chart:repeated="10"/>
          </chart:series>
          <chart:series chart:style-name="ch11" chart:values-cell-range-address="WFACT.H5:WFACT.H14" chart:label-cell-address="WFACT.H3:WFACT.H4" chart:class="chart:line">
            <chart:data-point chart:repeated="10"/>
          </chart:series>
          <chart:series chart:style-name="ch12" chart:values-cell-range-address="WFACT.I5:WFACT.I14" chart:label-cell-address="WFACT.I3:WFACT.I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text:list>
                  <text:list-item>
                    <text:p>Average</text:p>
                  </text:list-item>
                  <text:list-item>
                    <text:p/>
                  </text:list-item>
                </text:list>
                <draw:g>
                  <svg:desc>WFACT.F3:WFACT.F4</svg:desc>
                </draw:g>
              </table:table-cell>
              <table:table-cell office:value-type="string">
                <text:p>- Ave</text:p>
                <text:list>
                  <text:list-item>
                    <text:p>- Ave</text:p>
                  </text:list-item>
                  <text:list-item>
                    <text:p/>
                  </text:list-item>
                </text:list>
                <draw:g>
                  <svg:desc>WFACT.H3:WFACT.H4</svg:desc>
                </draw:g>
              </table:table-cell>
              <table:table-cell office:value-type="string">
                <text:p>+ Ave</text:p>
                <text:list>
                  <text:list-item>
                    <text:p>+ Ave</text:p>
                  </text:list-item>
                  <text:list-item>
                    <text:p/>
                  </text:list-item>
                </text:list>
                <draw:g>
                  <svg:desc>WFACT.I3:WFACT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WFACT.A5:WFACT.A14</svg:desc>
                </draw:g>
              </table:table-cell>
              <table:table-cell office:value-type="float" office:value="348.5">
                <text:p>348.5</text:p>
                <draw:g>
                  <svg:desc>WFACT.F5:WFACT.F14</svg:desc>
                </draw:g>
              </table:table-cell>
              <table:table-cell office:value-type="float" office:value="292.401871688977">
                <text:p>292.401871688977</text:p>
                <draw:g>
                  <svg:desc>WFACT.H5:WFACT.H14</svg:desc>
                </draw:g>
              </table:table-cell>
              <table:table-cell office:value-type="float" office:value="404.598128311023">
                <text:p>404.598128311023</text:p>
                <draw:g>
                  <svg:desc>WFACT.I5:WFACT.I14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3">
                <text:p>243</text:p>
              </table:table-cell>
              <table:table-cell office:value-type="float" office:value="181.94810950238">
                <text:p>181.94810950238</text:p>
              </table:table-cell>
              <table:table-cell office:value-type="float" office:value="304.05189049762">
                <text:p>304.05189049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6.75">
                <text:p>226.75</text:p>
              </table:table-cell>
              <table:table-cell office:value-type="float" office:value="170.456868388171">
                <text:p>170.456868388171</text:p>
              </table:table-cell>
              <table:table-cell office:value-type="float" office:value="283.043131611829">
                <text:p>283.0431316118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1.25">
                <text:p>191.25</text:p>
              </table:table-cell>
              <table:table-cell office:value-type="float" office:value="187.302426905891">
                <text:p>187.302426905891</text:p>
              </table:table-cell>
              <table:table-cell office:value-type="float" office:value="195.197573094109">
                <text:p>195.197573094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.5">
                <text:p>214.5</text:p>
              </table:table-cell>
              <table:table-cell office:value-type="float" office:value="156.831406583248">
                <text:p>156.831406583248</text:p>
              </table:table-cell>
              <table:table-cell office:value-type="float" office:value="272.168593416752">
                <text:p>272.168593416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.5">
                <text:p>185.5</text:p>
              </table:table-cell>
              <table:table-cell office:value-type="float" office:value="184.92264973081">
                <text:p>184.92264973081</text:p>
              </table:table-cell>
              <table:table-cell office:value-type="float" office:value="186.07735026919">
                <text:p>186.07735026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9">
                <text:p>219</text:p>
              </table:table-cell>
              <table:table-cell office:value-type="float" office:value="165.415176277855">
                <text:p>165.415176277855</text:p>
              </table:table-cell>
              <table:table-cell office:value-type="float" office:value="272.584823722145">
                <text:p>272.584823722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5.75">
                <text:p>185.75</text:p>
              </table:table-cell>
              <table:table-cell office:value-type="float" office:value="184.792572892244">
                <text:p>184.792572892244</text:p>
              </table:table-cell>
              <table:table-cell office:value-type="float" office:value="186.707427107756">
                <text:p>186.707427107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7.75">
                <text:p>187.75</text:p>
              </table:table-cell>
              <table:table-cell office:value-type="float" office:value="182.189724227463">
                <text:p>182.189724227463</text:p>
              </table:table-cell>
              <table:table-cell office:value-type="float" office:value="193.310275772537">
                <text:p>193.3102757725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.25">
                <text:p>188.25</text:p>
              </table:table-cell>
              <table:table-cell office:value-type="float" office:value="182.39765004464">
                <text:p>182.39765004464</text:p>
              </table:table-cell>
              <table:table-cell office:value-type="float" office:value="194.10234995536">
                <text:p>194.102349955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6.131cm" svg:y="0.316cm" chart:style-name="ch2">
          <text:p>FACT (Tail-Heavy)</text:p>
        </chart:title>
        <chart:legend chart:legend-position="end" svg:x="13.868cm" svg:y="3.716cm" chart:style-name="ch3"/>
        <chart:plot-area chart:style-name="ch4" table:cell-range-address="FACT.A6:FACT.A15 FACT.F4:FACT.F15 FACT.H4:FACT.I15" chart:data-source-has-labels="both" svg:x="1.358cm" svg:y="1.635cm" svg:width="11.87cm" svg:height="6.177cm">
          <chartooo:coordinate-region svg:x="2.165cm" svg:y="1.848cm" svg:width="10.876cm" svg:height="5.291cm"/>
          <chart:axis chart:dimension="x" chart:name="primary-x" chart:style-name="ch5">
            <chart:title svg:x="6.654cm" svg:y="7.993cm" chart:style-name="ch6">
              <text:p>DG Size</text:p>
            </chart:title>
            <chart:categories table:cell-range-address="FACT.A6:FACT.A15"/>
          </chart:axis>
          <chart:axis chart:dimension="y" chart:name="primary-y" chart:style-name="ch7">
            <chart:title svg:x="0.451cm" svg:y="5.574cm" chart:style-name="ch8">
              <text:p>Exec. Time</text:p>
            </chart:title>
            <chart:grid chart:style-name="ch9" chart:class="major"/>
          </chart:axis>
          <chart:series chart:style-name="ch10" chart:values-cell-range-address="FACT.F6:FACT.F15" chart:label-cell-address="FACT.F4:FACT.F5" chart:class="chart:line">
            <chart:data-point chart:repeated="10"/>
          </chart:series>
          <chart:series chart:style-name="ch11" chart:values-cell-range-address="FACT.H6:FACT.H15" chart:label-cell-address="FACT.H4:FACT.H5" chart:class="chart:line">
            <chart:data-point chart:repeated="10"/>
          </chart:series>
          <chart:series chart:style-name="ch12" chart:values-cell-range-address="FACT.I6:FACT.I15" chart:label-cell-address="FACT.I4:FACT.I5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text:list>
                  <text:list-item>
                    <text:p>Average</text:p>
                  </text:list-item>
                  <text:list-item>
                    <text:p/>
                  </text:list-item>
                </text:list>
                <draw:g>
                  <svg:desc>FACT.F4:FACT.F5</svg:desc>
                </draw:g>
              </table:table-cell>
              <table:table-cell office:value-type="string">
                <text:p>- Ave</text:p>
                <text:list>
                  <text:list-item>
                    <text:p>- Ave</text:p>
                  </text:list-item>
                  <text:list-item>
                    <text:p/>
                  </text:list-item>
                </text:list>
                <draw:g>
                  <svg:desc>FACT.H4:FACT.H5</svg:desc>
                </draw:g>
              </table:table-cell>
              <table:table-cell office:value-type="string">
                <text:p>+ Ave</text:p>
                <text:list>
                  <text:list-item>
                    <text:p>+ Ave</text:p>
                  </text:list-item>
                  <text:list-item>
                    <text:p/>
                  </text:list-item>
                </text:list>
                <draw:g>
                  <svg:desc>FACT.I4:FACT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FACT.A6:FACT.A15</svg:desc>
                </draw:g>
              </table:table-cell>
              <table:table-cell office:value-type="float" office:value="495.25">
                <text:p>495.25</text:p>
                <draw:g>
                  <svg:desc>FACT.F6:FACT.F15</svg:desc>
                </draw:g>
              </table:table-cell>
              <table:table-cell office:value-type="float" office:value="440.591209917038">
                <text:p>440.591209917038</text:p>
                <draw:g>
                  <svg:desc>FACT.H6:FACT.H15</svg:desc>
                </draw:g>
              </table:table-cell>
              <table:table-cell office:value-type="float" office:value="549.908790082962">
                <text:p>549.908790082962</text:p>
                <draw:g>
                  <svg:desc>FACT.I6:FACT.I15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8.5">
                <text:p>498.5</text:p>
              </table:table-cell>
              <table:table-cell office:value-type="float" office:value="444.00535194474">
                <text:p>444.00535194474</text:p>
              </table:table-cell>
              <table:table-cell office:value-type="float" office:value="552.99464805526">
                <text:p>552.99464805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7.5">
                <text:p>497.5</text:p>
              </table:table-cell>
              <table:table-cell office:value-type="float" office:value="444.005451991192">
                <text:p>444.005451991192</text:p>
              </table:table-cell>
              <table:table-cell office:value-type="float" office:value="550.994548008808">
                <text:p>550.994548008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7.25">
                <text:p>507.25</text:p>
              </table:table-cell>
              <table:table-cell office:value-type="float" office:value="457.021356113601">
                <text:p>457.021356113601</text:p>
              </table:table-cell>
              <table:table-cell office:value-type="float" office:value="557.478643886399">
                <text:p>557.478643886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3">
                <text:p>483</text:p>
              </table:table-cell>
              <table:table-cell office:value-type="float" office:value="422.331501859147">
                <text:p>422.331501859147</text:p>
              </table:table-cell>
              <table:table-cell office:value-type="float" office:value="543.668498140853">
                <text:p>543.668498140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3.5">
                <text:p>483.5</text:p>
              </table:table-cell>
              <table:table-cell office:value-type="float" office:value="425.796736083072">
                <text:p>425.796736083072</text:p>
              </table:table-cell>
              <table:table-cell office:value-type="float" office:value="541.203263916928">
                <text:p>541.2032639169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7.25">
                <text:p>497.25</text:p>
              </table:table-cell>
              <table:table-cell office:value-type="float" office:value="450.63544576351">
                <text:p>450.63544576351</text:p>
              </table:table-cell>
              <table:table-cell office:value-type="float" office:value="543.86455423649">
                <text:p>543.86455423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">
                <text:p>426</text:p>
              </table:table-cell>
              <table:table-cell office:value-type="float" office:value="380.914895290499">
                <text:p>380.914895290499</text:p>
              </table:table-cell>
              <table:table-cell office:value-type="float" office:value="471.085104709501">
                <text:p>471.085104709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6.25">
                <text:p>326.25</text:p>
              </table:table-cell>
              <table:table-cell office:value-type="float" office:value="291.384783331616">
                <text:p>291.384783331616</text:p>
              </table:table-cell>
              <table:table-cell office:value-type="float" office:value="361.115216668384">
                <text:p>361.115216668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3">
                <text:p>193</text:p>
              </table:table-cell>
              <table:table-cell office:value-type="float" office:value="184.320522289139">
                <text:p>184.320522289139</text:p>
              </table:table-cell>
              <table:table-cell office:value-type="float" office:value="201.679477710861">
                <text:p>201.6794777108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6.237cm" svg:y="0.316cm" chart:style-name="ch2">
          <text:p>GSS (Tail-Heavy)</text:p>
        </chart:title>
        <chart:legend chart:legend-position="end" svg:x="13.868cm" svg:y="3.716cm" chart:style-name="ch3"/>
        <chart:plot-area chart:style-name="ch4" table:cell-range-address="GSS.A6:GSS.A15 GSS.E4:GSS.E15 GSS.G4:GSS.H15" chart:data-source-has-labels="both" svg:x="1.358cm" svg:y="1.635cm" svg:width="11.87cm" svg:height="6.177cm">
          <chartooo:coordinate-region svg:x="2.165cm" svg:y="1.847cm" svg:width="10.876cm" svg:height="5.292cm"/>
          <chart:axis chart:dimension="x" chart:name="primary-x" chart:style-name="ch5">
            <chart:title svg:x="6.654cm" svg:y="7.993cm" chart:style-name="ch6">
              <text:p>DG Size</text:p>
            </chart:title>
            <chart:categories table:cell-range-address="GSS.A6:GSS.A15"/>
          </chart:axis>
          <chart:axis chart:dimension="y" chart:name="primary-y" chart:style-name="ch7">
            <chart:title svg:x="0.451cm" svg:y="5.574cm" chart:style-name="ch8">
              <text:p>Exec. Time</text:p>
            </chart:title>
            <chart:grid chart:style-name="ch9" chart:class="major"/>
          </chart:axis>
          <chart:series chart:style-name="ch10" chart:values-cell-range-address="GSS.E6:GSS.E15" chart:label-cell-address="GSS.E4:GSS.E5" chart:class="chart:line">
            <chart:data-point chart:repeated="10"/>
          </chart:series>
          <chart:series chart:style-name="ch11" chart:values-cell-range-address="GSS.G6:GSS.G15" chart:label-cell-address="GSS.G4:GSS.G5" chart:class="chart:line">
            <chart:data-point chart:repeated="10"/>
          </chart:series>
          <chart:series chart:style-name="ch12" chart:values-cell-range-address="GSS.H6:GSS.H15" chart:label-cell-address="GSS.H4:GSS.H5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text:list>
                  <text:list-item>
                    <text:p>Average</text:p>
                  </text:list-item>
                  <text:list-item>
                    <text:p/>
                  </text:list-item>
                </text:list>
                <draw:g>
                  <svg:desc>GSS.E4:GSS.E5</svg:desc>
                </draw:g>
              </table:table-cell>
              <table:table-cell office:value-type="string">
                <text:p>- Ave</text:p>
                <text:list>
                  <text:list-item>
                    <text:p>- Ave</text:p>
                  </text:list-item>
                  <text:list-item>
                    <text:p/>
                  </text:list-item>
                </text:list>
                <draw:g>
                  <svg:desc>GSS.G4:GSS.G5</svg:desc>
                </draw:g>
              </table:table-cell>
              <table:table-cell office:value-type="string">
                <text:p>+ Ave</text:p>
                <text:list>
                  <text:list-item>
                    <text:p>+ Ave</text:p>
                  </text:list-item>
                  <text:list-item>
                    <text:p/>
                  </text:list-item>
                </text:list>
                <draw:g>
                  <svg:desc>GSS.H4:GSS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GSS.A6:GSS.A15</svg:desc>
                </draw:g>
              </table:table-cell>
              <table:table-cell office:value-type="float" office:value="298.333333333333">
                <text:p>298.333333333333</text:p>
                <draw:g>
                  <svg:desc>GSS.E6:GSS.E15</svg:desc>
                </draw:g>
              </table:table-cell>
              <table:table-cell office:value-type="float" office:value="150.156918205959">
                <text:p>150.156918205959</text:p>
                <draw:g>
                  <svg:desc>GSS.G6:GSS.G15</svg:desc>
                </draw:g>
              </table:table-cell>
              <table:table-cell office:value-type="float" office:value="446.509748460708">
                <text:p>446.509748460708</text:p>
                <draw:g>
                  <svg:desc>GSS.H6:GSS.H15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.333333333333">
                <text:p>216.333333333333</text:p>
              </table:table-cell>
              <table:table-cell office:value-type="float" office:value="110.16562009935">
                <text:p>110.16562009935</text:p>
              </table:table-cell>
              <table:table-cell office:value-type="float" office:value="322.501046567317">
                <text:p>322.501046567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00.665492965022">
                <text:p>100.665492965022</text:p>
              </table:table-cell>
              <table:table-cell office:value-type="float" office:value="290.001173701644">
                <text:p>290.001173701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98.3321033294073">
                <text:p>98.3321033294073</text:p>
              </table:table-cell>
              <table:table-cell office:value-type="float" office:value="279.001230003926">
                <text:p>279.0012300039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99.6654275178559">
                <text:p>99.6654275178559</text:p>
              </table:table-cell>
              <table:table-cell office:value-type="float" office:value="279.001239148811">
                <text:p>279.0012391488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99.1653919787275">
                <text:p>99.1653919787275</text:p>
              </table:table-cell>
              <table:table-cell office:value-type="float" office:value="273.501274687939">
                <text:p>273.5012746879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5.333333333333">
                <text:p>185.333333333333</text:p>
              </table:table-cell>
              <table:table-cell office:value-type="float" office:value="99.6653696596239">
                <text:p>99.6653696596239</text:p>
              </table:table-cell>
              <table:table-cell office:value-type="float" office:value="271.001297007043">
                <text:p>271.001297007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5.333333333333">
                <text:p>185.333333333333</text:p>
              </table:table-cell>
              <table:table-cell office:value-type="float" office:value="100.665354340879">
                <text:p>100.665354340879</text:p>
              </table:table-cell>
              <table:table-cell office:value-type="float" office:value="270.001312325788">
                <text:p>270.0013123257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1.666666666667">
                <text:p>181.666666666667</text:p>
              </table:table-cell>
              <table:table-cell office:value-type="float" office:value="99.7993960391442">
                <text:p>99.7993960391442</text:p>
              </table:table-cell>
              <table:table-cell office:value-type="float" office:value="263.533937294189">
                <text:p>263.5339372941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">
                <text:p>188</text:p>
              </table:table-cell>
              <table:table-cell office:value-type="float" office:value="104">
                <text:p>104</text:p>
              </table:table-cell>
              <table:table-cell office:value-type="float" office:value="272">
                <text:p>2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6.25cm" svg:y="0.316cm" chart:style-name="ch2">
          <text:p>FSC (Tail-Heavy)</text:p>
        </chart:title>
        <chart:legend chart:legend-position="end" svg:x="13.868cm" svg:y="3.716cm" chart:style-name="ch3"/>
        <chart:plot-area chart:style-name="ch4" table:cell-range-address="FSC.A6:FSC.A15 FSC.F4:FSC.F15 FSC.H4:FSC.I15" chart:data-source-has-labels="both" svg:x="1.358cm" svg:y="1.635cm" svg:width="11.87cm" svg:height="6.177cm">
          <chartooo:coordinate-region svg:x="2.165cm" svg:y="1.847cm" svg:width="10.876cm" svg:height="5.292cm"/>
          <chart:axis chart:dimension="x" chart:name="primary-x" chart:style-name="ch5">
            <chart:title svg:x="6.654cm" svg:y="7.993cm" chart:style-name="ch6">
              <text:p>DG Size</text:p>
            </chart:title>
            <chart:categories table:cell-range-address="FSC.A6:FSC.A15"/>
          </chart:axis>
          <chart:axis chart:dimension="y" chart:name="primary-y" chart:style-name="ch7">
            <chart:title svg:x="0.451cm" svg:y="5.574cm" chart:style-name="ch8">
              <text:p>Exec. Time</text:p>
            </chart:title>
            <chart:grid chart:style-name="ch9" chart:class="major"/>
          </chart:axis>
          <chart:series chart:style-name="ch10" chart:values-cell-range-address="FSC.F6:FSC.F15" chart:label-cell-address="FSC.F4:FSC.F5" chart:class="chart:line">
            <chart:data-point chart:repeated="10"/>
          </chart:series>
          <chart:series chart:style-name="ch11" chart:values-cell-range-address="FSC.H6:FSC.H15" chart:label-cell-address="FSC.H4:FSC.H5" chart:class="chart:line">
            <chart:data-point chart:repeated="10"/>
          </chart:series>
          <chart:series chart:style-name="ch12" chart:values-cell-range-address="FSC.I6:FSC.I15" chart:label-cell-address="FSC.I4:FSC.I5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text:list>
                  <text:list-item>
                    <text:p>Average</text:p>
                  </text:list-item>
                  <text:list-item>
                    <text:p/>
                  </text:list-item>
                </text:list>
                <draw:g>
                  <svg:desc>FSC.F4:FSC.F5</svg:desc>
                </draw:g>
              </table:table-cell>
              <table:table-cell office:value-type="string">
                <text:p>- Ave</text:p>
                <text:list>
                  <text:list-item>
                    <text:p>- Ave</text:p>
                  </text:list-item>
                  <text:list-item>
                    <text:p/>
                  </text:list-item>
                </text:list>
                <draw:g>
                  <svg:desc>FSC.H4:FSC.H5</svg:desc>
                </draw:g>
              </table:table-cell>
              <table:table-cell office:value-type="string">
                <text:p>+ Ave</text:p>
                <text:list>
                  <text:list-item>
                    <text:p>+ Ave</text:p>
                  </text:list-item>
                  <text:list-item>
                    <text:p/>
                  </text:list-item>
                </text:list>
                <draw:g>
                  <svg:desc>FSC.I4:FSC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FSC.A6:FSC.A15</svg:desc>
                </draw:g>
              </table:table-cell>
              <table:table-cell office:value-type="float" office:value="351.25">
                <text:p>351.25</text:p>
                <draw:g>
                  <svg:desc>FSC.F6:FSC.F15</svg:desc>
                </draw:g>
              </table:table-cell>
              <table:table-cell office:value-type="float" office:value="350.75">
                <text:p>350.75</text:p>
                <draw:g>
                  <svg:desc>FSC.H6:FSC.H15</svg:desc>
                </draw:g>
              </table:table-cell>
              <table:table-cell office:value-type="float" office:value="351.75">
                <text:p>351.75</text:p>
                <draw:g>
                  <svg:desc>FSC.I6:FSC.I15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305.183503419072">
                <text:p>305.183503419072</text:p>
              </table:table-cell>
              <table:table-cell office:value-type="float" office:value="306.816496580928">
                <text:p>306.816496580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.5">
                <text:p>300.5</text:p>
              </table:table-cell>
              <table:table-cell office:value-type="float" office:value="299.92264973081">
                <text:p>299.92264973081</text:p>
              </table:table-cell>
              <table:table-cell office:value-type="float" office:value="301.07735026919">
                <text:p>301.07735026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.75">
                <text:p>299.75</text:p>
              </table:table-cell>
              <table:table-cell office:value-type="float" office:value="299.25">
                <text:p>299.25</text:p>
              </table:table-cell>
              <table:table-cell office:value-type="float" office:value="300.25">
                <text:p>30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8.75">
                <text:p>298.75</text:p>
              </table:table-cell>
              <table:table-cell office:value-type="float" office:value="298.25">
                <text:p>298.25</text:p>
              </table:table-cell>
              <table:table-cell office:value-type="float" office:value="299.25">
                <text:p>299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.5">
                <text:p>299.5</text:p>
              </table:table-cell>
              <table:table-cell office:value-type="float" office:value="298.5">
                <text:p>298.5</text:p>
              </table:table-cell>
              <table:table-cell office:value-type="float" office:value="300.5">
                <text:p>30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.25">
                <text:p>299.25</text:p>
              </table:table-cell>
              <table:table-cell office:value-type="float" office:value="298.75">
                <text:p>298.75</text:p>
              </table:table-cell>
              <table:table-cell office:value-type="float" office:value="299.75">
                <text:p>299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9.75">
                <text:p>299.75</text:p>
              </table:table-cell>
              <table:table-cell office:value-type="float" office:value="298.491694260788">
                <text:p>298.491694260788</text:p>
              </table:table-cell>
              <table:table-cell office:value-type="float" office:value="301.008305739212">
                <text:p>301.008305739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3">
                <text:p>313</text:p>
              </table:table-cell>
              <table:table-cell office:value-type="float" office:value="302.966722037805">
                <text:p>302.966722037805</text:p>
              </table:table-cell>
              <table:table-cell office:value-type="float" office:value="323.033277962195">
                <text:p>323.033277962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9.25">
                <text:p>299.25</text:p>
              </table:table-cell>
              <table:table-cell office:value-type="float" office:value="297.75">
                <text:p>297.75</text:p>
              </table:table-cell>
              <table:table-cell office:value-type="float" office:value="300.75">
                <text:p>300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6.144cm" svg:y="0.316cm" chart:style-name="ch2">
          <text:p>Static (Tail-Heavy)</text:p>
        </chart:title>
        <chart:legend chart:legend-position="end" svg:x="13.868cm" svg:y="3.716cm" chart:style-name="ch3"/>
        <chart:plot-area chart:style-name="ch4" table:cell-range-address="Static.A5:Static.A14 Static.F3:Static.F14 Static.H3:Static.I14" chart:data-source-has-labels="both" svg:x="1.358cm" svg:y="1.635cm" svg:width="11.87cm" svg:height="6.177cm">
          <chartooo:coordinate-region svg:x="2.165cm" svg:y="1.847cm" svg:width="10.876cm" svg:height="5.292cm"/>
          <chart:axis chart:dimension="x" chart:name="primary-x" chart:style-name="ch5">
            <chart:title svg:x="6.654cm" svg:y="7.993cm" chart:style-name="ch6">
              <text:p>DG Size</text:p>
            </chart:title>
            <chart:categories table:cell-range-address="Static.A5:Static.A14"/>
          </chart:axis>
          <chart:axis chart:dimension="y" chart:name="primary-y" chart:style-name="ch7">
            <chart:title svg:x="0.451cm" svg:y="5.574cm" chart:style-name="ch8">
              <text:p>Exec. Time</text:p>
            </chart:title>
            <chart:grid chart:style-name="ch9" chart:class="major"/>
          </chart:axis>
          <chart:series chart:style-name="ch10" chart:values-cell-range-address="Static.F5:Static.F14" chart:label-cell-address="Static.F3:Static.F4" chart:class="chart:line">
            <chart:data-point chart:repeated="10"/>
          </chart:series>
          <chart:series chart:style-name="ch11" chart:values-cell-range-address="Static.H5:Static.H14" chart:label-cell-address="Static.H3:Static.H4" chart:class="chart:line">
            <chart:data-point chart:repeated="10"/>
          </chart:series>
          <chart:series chart:style-name="ch12" chart:values-cell-range-address="Static.I5:Static.I14" chart:label-cell-address="Static.I3:Static.I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text:list>
                  <text:list-item>
                    <text:p>Average</text:p>
                  </text:list-item>
                  <text:list-item>
                    <text:p/>
                  </text:list-item>
                </text:list>
                <draw:g>
                  <svg:desc>Static.F3:Static.F4</svg:desc>
                </draw:g>
              </table:table-cell>
              <table:table-cell office:value-type="string">
                <text:p>- Ave</text:p>
                <text:list>
                  <text:list-item>
                    <text:p>- Ave</text:p>
                  </text:list-item>
                  <text:list-item>
                    <text:p/>
                  </text:list-item>
                </text:list>
                <draw:g>
                  <svg:desc>Static.H3:Static.H4</svg:desc>
                </draw:g>
              </table:table-cell>
              <table:table-cell office:value-type="string">
                <text:p>+ Ave</text:p>
                <text:list>
                  <text:list-item>
                    <text:p>+ Ave</text:p>
                  </text:list-item>
                  <text:list-item>
                    <text:p/>
                  </text:list-item>
                </text:list>
                <draw:g>
                  <svg:desc>Static.I3:Static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tatic.A5:Static.A14</svg:desc>
                </draw:g>
              </table:table-cell>
              <table:table-cell office:value-type="float" office:value="466">
                <text:p>466</text:p>
                <draw:g>
                  <svg:desc>Static.F5:Static.F14</svg:desc>
                </draw:g>
              </table:table-cell>
              <table:table-cell office:value-type="float" office:value="435.690485542215">
                <text:p>435.690485542215</text:p>
                <draw:g>
                  <svg:desc>Static.H5:Static.H14</svg:desc>
                </draw:g>
              </table:table-cell>
              <table:table-cell office:value-type="float" office:value="496.309514457785">
                <text:p>496.309514457785</text:p>
                <draw:g>
                  <svg:desc>Static.I5:Static.I14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8.25">
                <text:p>298.25</text:p>
              </table:table-cell>
              <table:table-cell office:value-type="float" office:value="280.391761938347">
                <text:p>280.391761938347</text:p>
              </table:table-cell>
              <table:table-cell office:value-type="float" office:value="316.108238061653">
                <text:p>316.108238061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0.5">
                <text:p>310.5</text:p>
              </table:table-cell>
              <table:table-cell office:value-type="float" office:value="287.269273221299">
                <text:p>287.269273221299</text:p>
              </table:table-cell>
              <table:table-cell office:value-type="float" office:value="333.730726778701">
                <text:p>333.730726778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9.75">
                <text:p>319.75</text:p>
              </table:table-cell>
              <table:table-cell office:value-type="float" office:value="290.238702728164">
                <text:p>290.238702728164</text:p>
              </table:table-cell>
              <table:table-cell office:value-type="float" office:value="349.261297271836">
                <text:p>349.2612972718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9.5">
                <text:p>509.5</text:p>
              </table:table-cell>
              <table:table-cell office:value-type="float" office:value="400.950472133685">
                <text:p>400.950472133685</text:p>
              </table:table-cell>
              <table:table-cell office:value-type="float" office:value="618.049527866315">
                <text:p>618.049527866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1">
                <text:p>291</text:p>
              </table:table-cell>
              <table:table-cell office:value-type="float" office:value="274.326667999467">
                <text:p>274.326667999467</text:p>
              </table:table-cell>
              <table:table-cell office:value-type="float" office:value="307.673332000533">
                <text:p>307.673332000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7.5">
                <text:p>297.5</text:p>
              </table:table-cell>
              <table:table-cell office:value-type="float" office:value="272.247937377975">
                <text:p>272.247937377975</text:p>
              </table:table-cell>
              <table:table-cell office:value-type="float" office:value="322.752062622025">
                <text:p>322.752062622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5.5">
                <text:p>325.5</text:p>
              </table:table-cell>
              <table:table-cell office:value-type="float" office:value="298.648556835805">
                <text:p>298.648556835805</text:p>
              </table:table-cell>
              <table:table-cell office:value-type="float" office:value="352.351443164195">
                <text:p>352.351443164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.25">
                <text:p>306.25</text:p>
              </table:table-cell>
              <table:table-cell office:value-type="float" office:value="277.843721351316">
                <text:p>277.843721351316</text:p>
              </table:table-cell>
              <table:table-cell office:value-type="float" office:value="334.656278648684">
                <text:p>334.656278648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.25">
                <text:p>290.25</text:p>
              </table:table-cell>
              <table:table-cell office:value-type="float" office:value="272.883845177088">
                <text:p>272.883845177088</text:p>
              </table:table-cell>
              <table:table-cell office:value-type="float" office:value="307.616154822912">
                <text:p>307.6161548229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500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500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 2 3" chart:style-name="ch1">
        <chart:title svg:x="6.713cm" svg:y="0.316cm" chart:style-name="ch2">
          <text:p>Parallel Cost</text:p>
        </chart:title>
        <chart:legend chart:legend-position="end" svg:x="13.974cm" svg:y="3.24cm" chart:style-name="ch3"/>
        <chart:plot-area chart:style-name="ch4" table:cell-range-address="All.A5:All.A14 All.B18:All.F28" chart:data-source-has-labels="both" svg:x="1.358cm" svg:y="1.635cm" svg:width="11.976cm" svg:height="6.177cm">
          <chartooo:coordinate-region svg:x="2.35cm" svg:y="1.847cm" svg:width="10.797cm" svg:height="5.292cm"/>
          <chart:axis chart:dimension="x" chart:name="primary-x" chart:style-name="ch5">
            <chart:title svg:x="6.707cm" svg:y="7.993cm" chart:style-name="ch6">
              <text:p>DG Size</text:p>
            </chart:title>
            <chart:categories table:cell-range-address="All.A5:All.A14"/>
          </chart:axis>
          <chart:axis chart:dimension="y" chart:name="primary-y" chart:style-name="ch7">
            <chart:title svg:x="0.451cm" svg:y="5.72cm" chart:style-name="ch8">
              <text:p>Parallel Cost</text:p>
            </chart:title>
            <chart:grid chart:style-name="ch9" chart:class="major"/>
          </chart:axis>
          <chart:series chart:style-name="ch10" chart:values-cell-range-address="All.B19:All.B28" chart:label-cell-address="All.B18:All.B18" chart:class="chart:line">
            <chart:data-point chart:repeated="10"/>
          </chart:series>
          <chart:series chart:style-name="ch11" chart:values-cell-range-address="All.C19:All.C28" chart:label-cell-address="All.C18:All.C18" chart:class="chart:line">
            <chart:data-point chart:repeated="10"/>
          </chart:series>
          <chart:series chart:style-name="ch12" chart:values-cell-range-address="All.D19:All.D28" chart:label-cell-address="All.D18:All.D18" chart:class="chart:line">
            <chart:data-point chart:repeated="10"/>
          </chart:series>
          <chart:series chart:style-name="ch13" chart:values-cell-range-address="All.E19:All.E28" chart:label-cell-address="All.E18:All.E18" chart:class="chart:line">
            <chart:data-point chart:repeated="10"/>
          </chart:series>
          <chart:series chart:style-name="ch14" chart:values-cell-range-address="All.F19:All.F28" chart:label-cell-address="All.F18:All.F18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All.B18:All.B18</svg:desc>
                </draw:g>
              </table:table-cell>
              <table:table-cell office:value-type="string">
                <text:p>FSC</text:p>
                <draw:g>
                  <svg:desc>All.C18:All.C18</svg:desc>
                </draw:g>
              </table:table-cell>
              <table:table-cell office:value-type="string">
                <text:p>GSS</text:p>
                <draw:g>
                  <svg:desc>All.D18:All.D18</svg:desc>
                </draw:g>
              </table:table-cell>
              <table:table-cell office:value-type="string">
                <text:p>FACT</text:p>
                <draw:g>
                  <svg:desc>All.E18:All.E18</svg:desc>
                </draw:g>
              </table:table-cell>
              <table:table-cell office:value-type="string">
                <text:p>WFACT</text:p>
                <draw:g>
                  <svg:desc>All.F18:All.F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All.A5:All.A14</svg:desc>
                </draw:g>
              </table:table-cell>
              <table:table-cell office:value-type="float" office:value="932">
                <text:p>932</text:p>
                <draw:g>
                  <svg:desc>All.B19:All.B28</svg:desc>
                </draw:g>
              </table:table-cell>
              <table:table-cell office:value-type="float" office:value="702.5">
                <text:p>702.5</text:p>
                <draw:g>
                  <svg:desc>All.C19:All.C28</svg:desc>
                </draw:g>
              </table:table-cell>
              <table:table-cell office:value-type="float" office:value="596.6666666666">
                <text:p>596.6666666666</text:p>
                <draw:g>
                  <svg:desc>All.D19:All.D28</svg:desc>
                </draw:g>
              </table:table-cell>
              <table:table-cell office:value-type="float" office:value="990.5">
                <text:p>990.5</text:p>
                <draw:g>
                  <svg:desc>All.E19:All.E28</svg:desc>
                </draw:g>
              </table:table-cell>
              <table:table-cell office:value-type="float" office:value="697">
                <text:p>697</text:p>
                <draw:g>
                  <svg:desc>All.F19:All.F28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3">
                <text:p>1193</text:p>
              </table:table-cell>
              <table:table-cell office:value-type="float" office:value="1224">
                <text:p>1224</text:p>
              </table:table-cell>
              <table:table-cell office:value-type="float" office:value="865.3333333332">
                <text:p>865.3333333332</text:p>
              </table:table-cell>
              <table:table-cell office:value-type="float" office:value="1994">
                <text:p>1994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63">
                <text:p>1863</text:p>
              </table:table-cell>
              <table:table-cell office:value-type="float" office:value="1803">
                <text:p>1803</text:p>
              </table:table-cell>
              <table:table-cell office:value-type="float" office:value="1171.9999999998">
                <text:p>1171.9999999998</text:p>
              </table:table-cell>
              <table:table-cell office:value-type="float" office:value="2985">
                <text:p>2985</text:p>
              </table:table-cell>
              <table:table-cell office:value-type="float" office:value="1360.5">
                <text:p>136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8">
                <text:p>2558</text:p>
              </table:table-cell>
              <table:table-cell office:value-type="float" office:value="2398">
                <text:p>2398</text:p>
              </table:table-cell>
              <table:table-cell office:value-type="float" office:value="1509.3333333336">
                <text:p>1509.3333333336</text:p>
              </table:table-cell>
              <table:table-cell office:value-type="float" office:value="4058">
                <text:p>4058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95">
                <text:p>5095</text:p>
              </table:table-cell>
              <table:table-cell office:value-type="float" office:value="2987.5">
                <text:p>2987.5</text:p>
              </table:table-cell>
              <table:table-cell office:value-type="float" office:value="1893.333333333">
                <text:p>1893.333333333</text:p>
              </table:table-cell>
              <table:table-cell office:value-type="float" office:value="4830">
                <text:p>4830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2">
                <text:p>3492</text:p>
              </table:table-cell>
              <table:table-cell office:value-type="float" office:value="3594">
                <text:p>3594</text:p>
              </table:table-cell>
              <table:table-cell office:value-type="float" office:value="2235.9999999996">
                <text:p>2235.9999999996</text:p>
              </table:table-cell>
              <table:table-cell office:value-type="float" office:value="5802">
                <text:p>5802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65">
                <text:p>4165</text:p>
              </table:table-cell>
              <table:table-cell office:value-type="float" office:value="4189.5">
                <text:p>4189.5</text:p>
              </table:table-cell>
              <table:table-cell office:value-type="float" office:value="2594.6666666662">
                <text:p>2594.6666666662</text:p>
              </table:table-cell>
              <table:table-cell office:value-type="float" office:value="6961.5">
                <text:p>6961.5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08">
                <text:p>5208</text:p>
              </table:table-cell>
              <table:table-cell office:value-type="float" office:value="4796">
                <text:p>4796</text:p>
              </table:table-cell>
              <table:table-cell office:value-type="float" office:value="2965.3333333328">
                <text:p>2965.3333333328</text:p>
              </table:table-cell>
              <table:table-cell office:value-type="float" office:value="6816">
                <text:p>6816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12.5">
                <text:p>5512.5</text:p>
              </table:table-cell>
              <table:table-cell office:value-type="float" office:value="5634">
                <text:p>5634</text:p>
              </table:table-cell>
              <table:table-cell office:value-type="float" office:value="3270.0000000006">
                <text:p>3270.0000000006</text:p>
              </table:table-cell>
              <table:table-cell office:value-type="float" office:value="5872.5">
                <text:p>5872.5</text:p>
              </table:table-cell>
              <table:table-cell office:value-type="float" office:value="3379.5">
                <text:p>337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05">
                <text:p>5805</text:p>
              </table:table-cell>
              <table:table-cell office:value-type="float" office:value="5985">
                <text:p>5985</text:p>
              </table:table-cell>
              <table:table-cell office:value-type="float" office:value="3760">
                <text:p>3760</text:p>
              </table:table-cell>
              <table:table-cell office:value-type="float" office:value="3860">
                <text:p>3860</text:p>
              </table:table-cell>
              <table:table-cell office:value-type="float" office:value="3765">
                <text:p>37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